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BA 2024 Play-by-play Finals Data" table:style-name="ta1">
        <table:table-column table:style-name="co1" table:number-columns-repeated="9" table:default-cell-style-name="ce1"/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DAL_play</text:p>
          </table:table-cell>
          <table:table-cell office:value-type="string" table:style-name="ce1">
            <text:p>DAL_score_tally</text:p>
          </table:table-cell>
          <table:table-cell office:value-type="string" table:style-name="ce1">
            <text:p>score_board</text:p>
          </table:table-cell>
          <table:table-cell office:value-type="string" table:style-name="ce1">
            <text:p>BOS_score_tally</text:p>
          </table:table-cell>
          <table:table-cell office:value-type="string" table:style-name="ce1">
            <text:p>BOS_play</text:p>
          </table:table-cell>
          <table:table-cell office:value-type="string" table:style-name="ce1">
            <text:p>quarter</text:p>
          </table:table-cell>
          <table:table-cell office:value-type="string" table:style-name="ce1">
            <text:p>timediff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06 20:30:00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06 20:30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A. Horford makes 2-pt dunk from 1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5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06 20:30:44</text:p>
          </table:table-cell>
          <table:table-cell office:value-type="string" table:style-name="ce1">
            <text:p>D. Jones makes 3-pt jump shot from 27 ft (assist by D. Gafford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3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06 20:30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-5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Holiday makes 3-pt jump shot from 27 ft (assist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06 20:31:15</text:p>
          </table:table-cell>
          <table:table-cell office:value-type="string" table:style-name="ce1">
            <text:p>L. Dončić makes 2-pt jump shot from 1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5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06 20:31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7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06 20:31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9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06 20:31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02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06 20:31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06 20:3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7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06 20:31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8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06 20:32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22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06 20:32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23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06 20:32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31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06 20:32:13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33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06 20:32:14</text:p>
          </table:table-cell>
          <table:table-cell office:value-type="string" table:style-name="ce1">
            <text:p>Personal foul by J. Tatum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34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06 20:32:27</text:p>
          </table:table-cell>
          <table:table-cell office:value-type="string" table:style-name="ce1">
            <text:p>L. Dončić misses 2-pt jump shot from 9 ft</text:p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47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06 20:32:28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5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06 20:32:28</text:p>
          </table:table-cell>
          <table:table-cell office:value-type="string" table:style-name="ce1">
            <text:p>D. Gafford makes 2-pt layup at rim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06 20:32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5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D. Gaf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06 20:32:47</text:p>
          </table:table-cell>
          <table:table-cell office:value-type="string" table:style-name="ce1">
            <text:p>P. Washington makes 2-pt dunk from 2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9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67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06 20:32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A. Horford makes 3-pt jump shot from 24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76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Turnover by L. Dončić (lost ball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06 20:3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dunk from 2 ft (assist by A. Hor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06 20:33:33</text:p>
          </table:table-cell>
          <table:table-cell office:value-type="string" table:style-name="ce1">
            <text:p>K. Irving misses 2-pt jump shot from 10 ft (block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06 20:33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06 20:33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2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25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06 20:34:03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06 20:34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44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06 20:34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4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60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06 20:34:21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9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06 20:34:27</text:p>
          </table:table-cell>
          <table:table-cell office:value-type="string" table:style-name="ce1">
            <text:p>K. Irving makes 2-pt jump shot from 1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7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J. Brown (drawn by K. Irv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2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06 20:34:51</text:p>
          </table:table-cell>
          <table:table-cell office:value-type="string" table:style-name="ce1">
            <text:p>K. Irving makes 2-pt jump shot from 16 ft (assist by D. Lively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91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06 20:35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2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06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P. Washington (drawn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06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06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4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06 20:35:22</text:p>
          </table:table-cell>
          <table:table-cell office:value-type="string" table:style-name="ce1">
            <text:p>L. Dončić makes 2-pt jump shot from 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22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06 20:35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6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41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06 20:35:56</text:p>
          </table:table-cell>
          <table:table-cell office:value-type="string" table:style-name="ce1">
            <text:p>D. Jones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56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06 20:35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57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06 20:36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0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6 ft (assist by J. Holida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5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06 20:36:19</text:p>
          </table:table-cell>
          <table:table-cell office:value-type="string" table:style-name="ce1">
            <text:p>D. Jones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15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9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06 20:36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0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L. Dončić (drawn by K. Porziņģi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Porziņģis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15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>J. Hard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15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1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06 20:36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2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Porziņģis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6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06 20:36:49</text:p>
          </table:table-cell>
          <table:table-cell office:value-type="string" table:style-name="ce1">
            <text:p>L. Dončić makes 3-pt jump shot from 27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18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09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06 20:37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jump shot from 1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26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06 20:37:22</text:p>
          </table:table-cell>
          <table:table-cell office:value-type="string" table:style-name="ce1">
            <text:p>Turnover by L. Dončić (lost ball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2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06 20:37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bad pass; steal by D. Livel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2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06 20:37:38</text:p>
          </table:table-cell>
          <table:table-cell office:value-type="string" table:style-name="ce1">
            <text:p>P. Washington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58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06 20:37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9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06 20:37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3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06 20:37:43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63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06 20:37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71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06 20:37:5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2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06 20:38:04</text:p>
          </table:table-cell>
          <table:table-cell office:value-type="string" table:style-name="ce1">
            <text:p>L. Dončić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06 20:38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98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06 20:38:32</text:p>
          </table:table-cell>
          <table:table-cell office:value-type="string" table:style-name="ce1">
            <text:p>J. Green misses 2-pt jump shot from 12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2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06 20:38:33</text:p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06 20:38:34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4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06 20:38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06 20:38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06 20:38:45</text:p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5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06 20:38:50</text:p>
          </table:table-cell>
          <table:table-cell office:value-type="string" table:style-name="ce1">
            <text:p>J. Hardy misses 2-pt jump shot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0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06 20:38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1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06 20:38:51</text:p>
          </table:table-cell>
          <table:table-cell office:value-type="string" table:style-name="ce1">
            <text:p>K. Irving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1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06 20:39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dunk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8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06 20:39:24</text:p>
          </table:table-cell>
          <table:table-cell office:value-type="string" table:style-name="ce1">
            <text:p>J. Hardy misses 2-pt layup from 6 ft</text:p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4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06 20:39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6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06 20:39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jump shot from 1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79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06 20:39:40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06 20:39:40</text:p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06 20:3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06 20:3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D. White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06 20:40:02</text:p>
          </table:table-cell>
          <table:table-cell office:value-type="string" table:style-name="ce1">
            <text:p>J. Hardy makes 2-pt jump shot from 14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0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02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06 20:40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1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Tatum mak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06 20:40:43</text:p>
          </table:table-cell>
          <table:table-cell office:value-type="string" table:style-name="ce1">
            <text:p>K. Irving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2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43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06 20:4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06 20:40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4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K. Porziņģis makes 3-pt jump shot from 29 ft (assist by P. Pritcha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1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06 20:41:02</text:p>
          </table:table-cell>
          <table:table-cell office:value-type="string" table:style-name="ce1">
            <text:p>K. Irving misses 2-pt jump shot from 14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20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62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06 20:41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63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06 20:41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S. Hauser makes 3-pt jump shot from 23 ft (assist by J. Holida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69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06 20:41:21</text:p>
          </table:table-cell>
          <table:table-cell office:value-type="string" table:style-name="ce1">
            <text:p>J. Hardy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81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06 20:41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5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06 20:41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K. Irv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07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06 20:41:51</text:p>
          </table:table-cell>
          <table:table-cell office:value-type="string" table:style-name="ce1">
            <text:p>J. Green misses 2-pt dunk from 4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06 20:4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4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06 20:4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3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06 20:41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8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06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hook shot from 8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06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06 20:30:21</text:p>
          </table:table-cell>
          <table:table-cell office:value-type="string" table:style-name="ce1">
            <text:p>K. Irving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06 20:30:22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0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2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06 20:30:31</text:p>
          </table:table-cell>
          <table:table-cell office:value-type="string" table:style-name="ce1">
            <text:p>K. Irving makes 2-pt hook shot from 5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2-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1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06 20:30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7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0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06 20:30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7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P. Pritcha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1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06 20:31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jump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06 20:31:20</text:p>
          </table:table-cell>
          <table:table-cell office:value-type="string" table:style-name="ce1">
            <text:p>D. Gafford makes 2-pt hook shot from 4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4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80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06 20:3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42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S. Hauser makes 3-pt jump shot from 23 ft (assist by J. Holiday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06 20:31:41</text:p>
          </table:table-cell>
          <table:table-cell office:value-type="string" table:style-name="ce1">
            <text:p>Shooting foul by S. Hauser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24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01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06 20:31:41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5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01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06 20:31:4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6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01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06 20:31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dunk from 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13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06 20:32:03</text:p>
          </table:table-cell>
          <table:table-cell office:value-type="string" table:style-name="ce1">
            <text:p>K. Irving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23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06 20:32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06 20:32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40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06 20:32:30</text:p>
          </table:table-cell>
          <table:table-cell office:value-type="string" table:style-name="ce1">
            <text:p>K. Irving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06 20:32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4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06 20:32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K. Irving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06 20:32:40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06 20:32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06 20:32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30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78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06 20:33:00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80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Shooting foul by P. Pritchard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L. Dončić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enters the game for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44</text:p>
          </table:table-cell>
          <table:table-cell office:value-type="string" table:style-name="ce1">
            <text:p/>
          </table:table-cell>
          <table:table-cell office:value-type="string" table:style-name="ce1">
            <text:p>D. White enters the game for P. Pritcha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06 20:33:11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06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2-pt layup from 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06 20:33:34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4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06 20:33:44</text:p>
          </table:table-cell>
          <table:table-cell office:value-type="string" table:style-name="ce1">
            <text:p>Personal foul by K. Porziņģis (drawn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06 20:33:57</text:p>
          </table:table-cell>
          <table:table-cell office:value-type="string" table:style-name="ce1">
            <text:p>Turnover by D. Lively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06 20:34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52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06 20:34:14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54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06 20:34:28</text:p>
          </table:table-cell>
          <table:table-cell office:value-type="string" table:style-name="ce1">
            <text:p>P. Washington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68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06 20:34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9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06 20:34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jump shot from 1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0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06 20:35:03</text:p>
          </table:table-cell>
          <table:table-cell office:value-type="string" table:style-name="ce1">
            <text:p>L. Dončić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27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3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06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06 20:35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jump shot from 1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30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>K. Irving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>M. Kleber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06 20:35:49</text:p>
          </table:table-cell>
          <table:table-cell office:value-type="string" table:style-name="ce1">
            <text:p>D. Jones makes 2-pt jump shot from 6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06 20:36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65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06 20:36:06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66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06 20:36:24</text:p>
          </table:table-cell>
          <table:table-cell office:value-type="string" table:style-name="ce1">
            <text:p>Personal foul by J. Holiday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06 20:36:34</text:p>
          </table:table-cell>
          <table:table-cell office:value-type="string" table:style-name="ce1">
            <text:p>L. Dončić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94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06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4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06 20:36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51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Brown makes 3-pt jump shot from 23 ft (assist by A. Hor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05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06 20:36:55</text:p>
          </table:table-cell>
          <table:table-cell office:value-type="string" table:style-name="ce1">
            <text:p>Turnover by L. Dončić (lost ball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29-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15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06 20:36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5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dunk from 1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06 20:37:11</text:p>
          </table:table-cell>
          <table:table-cell office:value-type="string" table:style-name="ce1">
            <text:p>Offensive foul by M. Kleber (drawn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29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31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06 20:37:11</text:p>
          </table:table-cell>
          <table:table-cell office:value-type="string" table:style-name="ce1">
            <text:p>Turnover by M. Kleber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29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31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06 20:37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5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White makes 2-pt dunk from 2 ft (assist by J. Holiday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7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06 20:37:41</text:p>
          </table:table-cell>
          <table:table-cell office:value-type="string" table:style-name="ce1">
            <text:p>Turnover by K. Irving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29-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61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06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9-58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Tatum makes 3-pt jump shot from 27 ft (assist by D. White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06 20:38:01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06 20:38:01</text:p>
          </table:table-cell>
          <table:table-cell office:value-type="string" table:style-name="ce1">
            <text:p>J. Green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06 20:38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7 ft (block by M. Kleber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06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06 20:38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07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06 20:38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07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06 20:38:44</text:p>
          </table:table-cell>
          <table:table-cell office:value-type="string" table:style-name="ce1">
            <text:p>P. Washingto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06 20:38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25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06 20:38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35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06 20:38:57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>Personal foul by J. Holiday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>P. Washington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>P. Washington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06 20:38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06 20:39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5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; steal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4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06 20:39:10</text:p>
          </table:table-cell>
          <table:table-cell office:value-type="string" table:style-name="ce1">
            <text:p>L. Dončić makes 2-pt jump shot from 6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3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0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06 20:39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58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50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06 20:39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58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50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06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6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dunk from 2 ft (assist by D. White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06 20:39:52</text:p>
          </table:table-cell>
          <table:table-cell office:value-type="string" table:style-name="ce1">
            <text:p>L. Dončić misses 2-pt hook shot from 7 ft</text:p>
          </table:table-cell>
          <table:table-cell office:value-type="string" table:style-name="ce1">
            <text:p/>
          </table:table-cell>
          <table:table-cell office:value-type="string" table:style-name="ce1">
            <text:p>33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92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06 20:39:52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33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92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06 20:39:54</text:p>
          </table:table-cell>
          <table:table-cell office:value-type="string" table:style-name="ce1">
            <text:p>P. Washington makes 2-pt dunk from 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5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94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06 20:40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3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K. Porziņģis makes 3-pt jump shot from 26 ft (assist by D. White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12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06 20:40:35</text:p>
          </table:table-cell>
          <table:table-cell office:value-type="string" table:style-name="ce1">
            <text:p>M. Kleber makes 2-pt layup from 6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5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M. Kleber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>D. Jones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06 20:40:4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7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2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06 20:41:05</text:p>
          </table:table-cell>
          <table:table-cell office:value-type="string" table:style-name="ce1">
            <text:p>L. Dončić makes 2-pt jump shot from 15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9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65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06 20:41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6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06 20:41:27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39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06 20:41:51</text:p>
          </table:table-cell>
          <table:table-cell office:value-type="string" table:style-name="ce1">
            <text:p>L. Dončić makes 3-pt jump shot from 27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42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06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6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06 20:42:0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42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06 20:30:19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4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06 20:30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6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7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8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06 20:31:00</text:p>
          </table:table-cell>
          <table:table-cell office:value-type="string" table:style-name="ce1">
            <text:p>K. Irving misses 2-pt jump shot from 15 ft</text:p>
          </table:table-cell>
          <table:table-cell office:value-type="string" table:style-name="ce1">
            <text:p/>
          </table:table-cell>
          <table:table-cell office:value-type="string" table:style-name="ce1">
            <text:p>44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06 20:31:01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44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06 20:31:01</text:p>
          </table:table-cell>
          <table:table-cell office:value-type="string" table:style-name="ce1">
            <text:p>D. Gafford makes 2-pt layup at rim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06 20:3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06 20:31:14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06 20:31:33</text:p>
          </table:table-cell>
          <table:table-cell office:value-type="string" table:style-name="ce1">
            <text:p>L. Dončić misses 2-pt jump shot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93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06 20:31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4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06 20:31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06 20:31:45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46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5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06 20:31:54</text:p>
          </table:table-cell>
          <table:table-cell office:value-type="string" table:style-name="ce1">
            <text:p>K. Irving makes 2-pt jump shot from 10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06 20:32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33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06 20:32:20</text:p>
          </table:table-cell>
          <table:table-cell office:value-type="string" table:style-name="ce1">
            <text:p>K. Irving misses 3-pt jump shot from 31 ft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0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06 20:32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06 20:32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2-pt jump shot from 1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58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06 20:32:4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06 20:32:49</text:p>
          </table:table-cell>
          <table:table-cell office:value-type="string" table:style-name="ce1">
            <text:p>K. Irving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69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06 20:32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06 20:32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79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06 20:33:01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1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06 20:33:12</text:p>
          </table:table-cell>
          <table:table-cell office:value-type="string" table:style-name="ce1">
            <text:p>L. Dončić misses 3-pt jump shot from 26 ft (block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2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06 20:33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4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06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J. Brown (drawn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06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offensive foul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06 20:33:16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06 20:33:33</text:p>
          </table:table-cell>
          <table:table-cell office:value-type="string" table:style-name="ce1">
            <text:p>Turnover by K. Irving (lost ball; steal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06 20:33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7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06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06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D. White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06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7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06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8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06 20:33:50</text:p>
          </table:table-cell>
          <table:table-cell office:value-type="string" table:style-name="ce1">
            <text:p>K. Irving makes 2-pt layup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0-6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0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06 20:34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6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0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06 20:34:16</text:p>
          </table:table-cell>
          <table:table-cell office:value-type="string" table:style-name="ce1">
            <text:p>P. Washington makes 2-pt layup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2-6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56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06 20:34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68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06 20:34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68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20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81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06 20:34:43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2-6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06 20:34:53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4-6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93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06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68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Jones (drawn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06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68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06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69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Holiday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06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70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Holiday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06 20:35:19</text:p>
          </table:table-cell>
          <table:table-cell office:value-type="string" table:style-name="ce1">
            <text:p>P. Washington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54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19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06 20:35:20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54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06 20:35:20</text:p>
          </table:table-cell>
          <table:table-cell office:value-type="string" table:style-name="ce1">
            <text:p>Shooting foul by D. White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54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06 20:35:20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55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06 20:35:20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56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06 20:35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Lively (drawn by K. Porziņģi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31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06 20:35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38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06 20:35:47</text:p>
          </table:table-cell>
          <table:table-cell office:value-type="string" table:style-name="ce1">
            <text:p>L. Dončić makes 3-pt jump shot from 28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7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06 20:3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9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06 20:36:14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74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06 20:36:22</text:p>
          </table:table-cell>
          <table:table-cell office:value-type="string" table:style-name="ce1">
            <text:p>D. Jones misses 2-pt layup from 2 ft (block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2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06 20:36:24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06 20:36:25</text:p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5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06 20:36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86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06 20:36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Lively (drawn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06 20:36:27</text:p>
          </table:table-cell>
          <table:table-cell office:value-type="string" table:style-name="ce1">
            <text:p>M. Kleber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06 20:36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7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K. Porziņģis (lost ball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8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06 20:37:00</text:p>
          </table:table-cell>
          <table:table-cell office:value-type="string" table:style-name="ce1">
            <text:p>K. Irving makes 2-pt jump shot from 10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0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06 20:37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0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06 20:37:21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06 20:37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D. White (drawn by P. Washingto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06 20:37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72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06 20:37:32</text:p>
          </table:table-cell>
          <table:table-cell office:value-type="string" table:style-name="ce1">
            <text:p>L. Dončić makes 3-pt jump shot from 28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52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06 20:37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53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06 20:37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72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06 20:37:53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3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06 20:37:55</text:p>
          </table:table-cell>
          <table:table-cell office:value-type="string" table:style-name="ce1">
            <text:p>Turnover by D. Lively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06 20:38:05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85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06 20:38:25</text:p>
          </table:table-cell>
          <table:table-cell office:value-type="string" table:style-name="ce1">
            <text:p>Turnover by K. Irving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05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06 20:38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0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06 20:38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06 20:38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dunk from 3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5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06 20:38:59</text:p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4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9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06 20:39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40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6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>T. Hardaway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4-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>D. Jones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4-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6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06 20:39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06 20:39:26</text:p>
          </table:table-cell>
          <table:table-cell office:value-type="string" table:style-name="ce1">
            <text:p>D. Jones misses 2-pt dunk from 2 ft (block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66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06 20:39:27</text:p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06 20:39:34</text:p>
          </table:table-cell>
          <table:table-cell office:value-type="string" table:style-name="ce1">
            <text:p>D. Jones misses 2-pt dunk from 5 ft (block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06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06 20:39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78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06 20:39:41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1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06 20:39:49</text:p>
          </table:table-cell>
          <table:table-cell office:value-type="string" table:style-name="ce1">
            <text:p>L. Dončić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9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06 20:39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7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91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06 20:40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Tatum makes 3-pt jump shot from 26 ft (assist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08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06 20:40:09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9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06 20:40:21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21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06 20:40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06 20:40:23</text:p>
          </table:table-cell>
          <table:table-cell office:value-type="string" table:style-name="ce1">
            <text:p>D. Gafford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06 20:40:23</text:p>
          </table:table-cell>
          <table:table-cell office:value-type="string" table:style-name="ce1">
            <text:p>K. Irving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06 20:40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A. Horford makes 3-pt jump shot from 23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7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06 20:41:00</text:p>
          </table:table-cell>
          <table:table-cell office:value-type="string" table:style-name="ce1">
            <text:p>K. Irving misses 2-pt layup from 3 ft (block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0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06 20:41:01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1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06 20:41:09</text:p>
          </table:table-cell>
          <table:table-cell office:value-type="string" table:style-name="ce1">
            <text:p>K. Irving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9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06 20:41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0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06 20:41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6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Brown mak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6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06 20:41:45</text:p>
          </table:table-cell>
          <table:table-cell office:value-type="string" table:style-name="ce1">
            <text:p>T. Hardaway misses 2-pt jump shot from 16 ft</text:p>
          </table:table-cell>
          <table:table-cell office:value-type="string" table:style-name="ce1">
            <text:p/>
          </table:table-cell>
          <table:table-cell office:value-type="string" table:style-name="ce1">
            <text:p>64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5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64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Shooting foul by S. Hauser (drawn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64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D. Gafford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06 20:41:46</text:p>
          </table:table-cell>
          <table:table-cell office:value-type="string" table:style-name="ce1">
            <text:p>D. Gafford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66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06 20:41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8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18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06 20:42:00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6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06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8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layup from 3 ft (assist by D. White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06 20:30:42</text:p>
          </table:table-cell>
          <table:table-cell office:value-type="string" table:style-name="ce1">
            <text:p>D. Jones misses 2-pt dunk from 4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66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06 20:30:44</text:p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6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06 20:30:49</text:p>
          </table:table-cell>
          <table:table-cell office:value-type="string" table:style-name="ce1">
            <text:p>P. Washington makes 2-pt layup from 1 ft (assist by M. Kleber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9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06 20:31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8-8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K. Irving (drawn by D. White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06 20:3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8-8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06 20:31:14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>L. Dončić makes 2-pt layup from 4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>Shooting foul by J. Brown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>L. Dončić misses free throw 1 of 1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06 20:3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06 20:31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bad pass; steal by D. Jone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06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06 20:31:52</text:p>
          </table:table-cell>
          <table:table-cell office:value-type="string" table:style-name="ce1">
            <text:p>D. Jones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12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06 20:3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06 20:32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2-pt jump shot from 1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23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06 20:32:05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Shooting foul by D. White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D. Lively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06 20:32:21</text:p>
          </table:table-cell>
          <table:table-cell office:value-type="string" table:style-name="ce1">
            <text:p>L. Dončić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06 20:32:23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06 20:32:30</text:p>
          </table:table-cell>
          <table:table-cell office:value-type="string" table:style-name="ce1">
            <text:p>L. Dončić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06 20:32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8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51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06 20:32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2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62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06 20:32:51</text:p>
          </table:table-cell>
          <table:table-cell office:value-type="string" table:style-name="ce1">
            <text:p>P. Washingto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71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06 20:32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06 20:33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2-pt jump shot from 1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6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06 20:33:08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88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06 20:33:22</text:p>
          </table:table-cell>
          <table:table-cell office:value-type="string" table:style-name="ce1">
            <text:p>Turnover by L. Dončić (lost ball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7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06 20:33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White makes 2-pt layup from 2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06 20:33:26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06 20:33:26</text:p>
          </table:table-cell>
          <table:table-cell office:value-type="string" table:style-name="ce1">
            <text:p>J. Green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06 20:33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06 20:33:43</text:p>
          </table:table-cell>
          <table:table-cell office:value-type="string" table:style-name="ce1">
            <text:p>L. Dončić misses 2-pt jump shot from 14 ft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23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06 20:33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25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06 20:34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jump shot from 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06 20:34:04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44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06 20:34:26</text:p>
          </table:table-cell>
          <table:table-cell office:value-type="string" table:style-name="ce1">
            <text:p>P. Washington misses 2-pt jump shot from 8 ft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66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06 20:34:27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1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67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06 20:34:30</text:p>
          </table:table-cell>
          <table:table-cell office:value-type="string" table:style-name="ce1">
            <text:p>P. Washington makes 2-pt layup from 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3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70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06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3-9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jump shot from 1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06 20:35:09</text:p>
          </table:table-cell>
          <table:table-cell office:value-type="string" table:style-name="ce1">
            <text:p>D. Lively makes 2-pt dunk from 2 ft (assist by P. Washington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09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06 20:35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2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3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06 20:35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4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06 20:35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06 20:35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06 20:35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A. Horford makes 2-pt layup at ri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>Shooting foul by J. Holiday (drawn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>D. Lively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P. Pritcha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>D. Lively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06 20:35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06 20:36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9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Holiday makes 3-pt jump shot from 24 ft (assist by A. Horfo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71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06 20:36:31</text:p>
          </table:table-cell>
          <table:table-cell office:value-type="string" table:style-name="ce1">
            <text:p>L. Dončić misses 2-pt jump shot from 8 ft</text:p>
          </table:table-cell>
          <table:table-cell office:value-type="string" table:style-name="ce1">
            <text:p/>
          </table:table-cell>
          <table:table-cell office:value-type="string" table:style-name="ce1">
            <text:p>75-9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06 20:36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2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P. Washington (drawn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1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2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>D. Exum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>J. Hardy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3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06 20:36:43</text:p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06 20:36:59</text:p>
          </table:table-cell>
          <table:table-cell office:value-type="string" table:style-name="ce1">
            <text:p>J. Hardy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06 20:37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21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06 20:37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22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06 20:37:02</text:p>
          </table:table-cell>
          <table:table-cell office:value-type="string" table:style-name="ce1">
            <text:p>T. Hardaway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2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06 20:37:02</text:p>
          </table:table-cell>
          <table:table-cell office:value-type="string" table:style-name="ce1">
            <text:p>D. Powell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2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06 20:37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38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06 20:37:19</text:p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7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06 20:37:34</text:p>
          </table:table-cell>
          <table:table-cell office:value-type="string" table:style-name="ce1">
            <text:p>J. Hardy makes 3-pt jump shot from 27 ft (assist by D. Exum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06 20:37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Hardy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72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06 20:37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72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06 20:38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2-pt jump shot from 2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87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06 20:38:08</text:p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88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06 20:38:15</text:p>
          </table:table-cell>
          <table:table-cell office:value-type="string" table:style-name="ce1">
            <text:p>J. Hardy makes 2-pt layup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0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95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Powell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L. Kornet enters the game for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06 20:38:41</text:p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06 20:38:51</text:p>
          </table:table-cell>
          <table:table-cell office:value-type="string" table:style-name="ce1">
            <text:p>T. Hardaway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1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06 20:38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06 20:39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2-pt jump shot from 1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53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06 20:39:14</text:p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>Shooting foul by L. Kornet (drawn by J. Hardy)</text:p>
          </table:table-cell>
          <table:table-cell office:value-type="string" table:style-name="ce1">
            <text:p/>
          </table:table-cell>
          <table:table-cell office:value-type="string" table:style-name="ce1">
            <text:p>80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>J. Hardy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81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1-101</text:p>
          </table:table-cell>
          <table:table-cell office:value-type="string" table:style-name="ce1">
            <text:p/>
          </table:table-cell>
          <table:table-cell office:value-type="string" table:style-name="ce1">
            <text:p>O. Brissett enters the game for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1-101</text:p>
          </table:table-cell>
          <table:table-cell office:value-type="string" table:style-name="ce1">
            <text:p/>
          </table:table-cell>
          <table:table-cell office:value-type="string" table:style-name="ce1">
            <text:p>S. Mykhailiuk enters the game for D. White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06 20:39:20</text:p>
          </table:table-cell>
          <table:table-cell office:value-type="string" table:style-name="ce1">
            <text:p>J. Hardy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82-1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06 20:39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0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S. Mykhailiuk makes 2-pt jump shot from 9 ft (assist by S. Hauser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78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06 20:39:46</text:p>
          </table:table-cell>
          <table:table-cell office:value-type="string" table:style-name="ce1">
            <text:p>Turnover by D. Exum (bad pass; steal by L. Kornet)</text:p>
          </table:table-cell>
          <table:table-cell office:value-type="string" table:style-name="ce1">
            <text:p/>
          </table:table-cell>
          <table:table-cell office:value-type="string" table:style-name="ce1">
            <text:p>82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86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06 20:39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03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2-pt jump shot from 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7S</text:p>
          </table:table-cell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2024-06-06 20:39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0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L. Korne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2024-06-06 20:39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0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Kornet mak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2024-06-06 20:40:11</text:p>
          </table:table-cell>
          <table:table-cell office:value-type="string" table:style-name="ce1">
            <text:p>Personal foul by P. Pritchard (drawn by J. Hardy)</text:p>
          </table:table-cell>
          <table:table-cell office:value-type="string" table:style-name="ce1">
            <text:p/>
          </table:table-cell>
          <table:table-cell office:value-type="string" table:style-name="ce1">
            <text:p>82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2024-06-06 20:40:11</text:p>
          </table:table-cell>
          <table:table-cell office:value-type="string" table:style-name="ce1">
            <text:p>J. Hardy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83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2024-06-06 20:40:11</text:p>
          </table:table-cell>
          <table:table-cell office:value-type="string" table:style-name="ce1">
            <text:p>J. Hardy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84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2024-06-06 20:40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4-10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S. Hauser makes 2-pt jump shot from 21 ft (assist by P. Pritcha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24S</text:p>
          </table:table-cell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2024-06-06 20:40:34</text:p>
          </table:table-cell>
          <table:table-cell office:value-type="string" table:style-name="ce1">
            <text:p>J. Hardy makes 2-pt jump shot from 9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6-1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34S</text:p>
          </table:table-cell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2024-06-06 20:40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7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Pritchard (bad pass; steal by T. Hardaw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56S</text:p>
          </table:table-cell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2024-06-06 20:41:02</text:p>
          </table:table-cell>
          <table:table-cell office:value-type="string" table:style-name="ce1">
            <text:p>J. Green makes 3-pt jump shot from 24 ft (assist by J. Hardy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62S</text:p>
          </table:table-cell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2024-06-06 20:41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28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80S</text:p>
          </table:table-cell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2024-06-06 20:41:22</text:p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2024-06-06 20:41:30</text:p>
          </table:table-cell>
          <table:table-cell office:value-type="string" table:style-name="ce1">
            <text:p>J. Green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0S</text:p>
          </table:table-cell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2024-06-06 20:41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2S</text:p>
          </table:table-cell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2024-06-06 20:4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7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4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09 20:00:00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Jump ball: D. Gafford vs. A. Horford (D. Jones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09 20:00:22</text:p>
          </table:table-cell>
          <table:table-cell office:value-type="string" table:style-name="ce1">
            <text:p>L. Dončić makes 2-pt jump shot from 14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-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2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09 20:0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1 ft (assist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0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09 20:00:49</text:p>
          </table:table-cell>
          <table:table-cell office:value-type="string" table:style-name="ce1">
            <text:p>K. Irving makes 2-pt layup from 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9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09 20:01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-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09 20:01:12</text:p>
          </table:table-cell>
          <table:table-cell office:value-type="string" table:style-name="ce1">
            <text:p>P. Washington makes 3-pt jump shot from 28 ft (assist by K. Irving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09 20:01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2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09 20:01:3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93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09 20:01:48</text:p>
          </table:table-cell>
          <table:table-cell office:value-type="string" table:style-name="ce1">
            <text:p>L. Dončić misses 2-pt jump shot from 17 ft</text:p>
          </table:table-cell>
          <table:table-cell office:value-type="string" table:style-name="ce1">
            <text:p/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08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09 20:01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2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09 20:01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A. Horford makes 2-pt dunk from 1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5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09 20:02:08</text:p>
          </table:table-cell>
          <table:table-cell office:value-type="string" table:style-name="ce1">
            <text:p>P. Washington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7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28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09 20:02:10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30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09 20:02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4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J. Holiday (drawn by D. Gaf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30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09 20:02:20</text:p>
          </table:table-cell>
          <table:table-cell office:value-type="string" table:style-name="ce1">
            <text:p>L. Dončić makes 2-pt jump shot from 1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9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40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09 20:02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2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09 20:02:55</text:p>
          </table:table-cell>
          <table:table-cell office:value-type="string" table:style-name="ce1">
            <text:p>D. Gafford misses 2-pt layup from 7 ft</text:p>
          </table:table-cell>
          <table:table-cell office:value-type="string" table:style-name="ce1">
            <text:p/>
          </table:table-cell>
          <table:table-cell office:value-type="string" table:style-name="ce1">
            <text:p>9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5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09 20:02:57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9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7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09 20:02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6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A. Horford (drawn by D. Gaf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77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09 20:03:09</text:p>
          </table:table-cell>
          <table:table-cell office:value-type="string" table:style-name="ce1">
            <text:p>L. Dončić makes 2-pt jump shot from 10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89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09 20:03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07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09 20:03:28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08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09 20:03:34</text:p>
          </table:table-cell>
          <table:table-cell office:value-type="string" table:style-name="ce1">
            <text:p>K. Irving misses 2-pt layup from 6 ft (block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4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09 20:03:35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09 20:03:35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11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09 20:03:41</text:p>
          </table:table-cell>
          <table:table-cell office:value-type="string" table:style-name="ce1">
            <text:p>K. Irving makes 2-pt jump shot from 20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21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09 20:03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22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09 20:0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09 20:03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8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09 20:04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44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09 20:04:06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09 20:04:16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56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09 20:04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09 20:04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73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09 20:04:34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09 20:04:45</text:p>
          </table:table-cell>
          <table:table-cell office:value-type="string" table:style-name="ce1">
            <text:p>Turnover by L. Dončić (lost ball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5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P. Washington (drawn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>Instant Replay (Challenge: Ruling Stands)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6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7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09 20:05:06</text:p>
          </table:table-cell>
          <table:table-cell office:value-type="string" table:style-name="ce1">
            <text:p>M. Kleber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09 20:05:08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08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09 20:05:13</text:p>
          </table:table-cell>
          <table:table-cell office:value-type="string" table:style-name="ce1">
            <text:p>D. Lively misses 2-pt layup from 5 ft (block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3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09 20:05:14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4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09 20:05:15</text:p>
          </table:table-cell>
          <table:table-cell office:value-type="string" table:style-name="ce1">
            <text:p>Turnover by D. Lively (bad pass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13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09 20:05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dunk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7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M. Kleber misses 2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09 20:05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37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09 20:05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M. Kleber (drawn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44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K. Irving (drawn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09 20:06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Jones (drawn by K. Porziņģi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09 20:06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Porziņģis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09 20:06:02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13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09 20:06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Porziņģis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09 20:06:10</text:p>
          </table:table-cell>
          <table:table-cell office:value-type="string" table:style-name="ce1">
            <text:p>M. Kleber misses 2-pt layup from 2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0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09 20:06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1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09 20:06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3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09 20:06:25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5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>Shooting foul by J. Tatum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>L. Dončić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>L. Dončić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09 20:06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00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09 20:06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8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5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09 20:06:57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17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09 20:07:03</text:p>
          </table:table-cell>
          <table:table-cell office:value-type="string" table:style-name="ce1">
            <text:p>Turnover by L. Dončić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09 20:07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travel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27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09 20:07:23</text:p>
          </table:table-cell>
          <table:table-cell office:value-type="string" table:style-name="ce1">
            <text:p>L. Dončić makes 2-pt jump shot from 18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5-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3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09 20:07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jump shot from 1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2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09 20:07:59</text:p>
          </table:table-cell>
          <table:table-cell office:value-type="string" table:style-name="ce1">
            <text:p>Turnover by L. Dončić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9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09 20:07:59</text:p>
          </table:table-cell>
          <table:table-cell office:value-type="string" table:style-name="ce1">
            <text:p>P. Washington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9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09 20:08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91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09 20:08:12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5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92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09 20:08:20</text:p>
          </table:table-cell>
          <table:table-cell office:value-type="string" table:style-name="ce1">
            <text:p>L. Dončić makes 3-pt jump shot from 26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09 20:08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0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09 20:0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09 20:0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at ri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09 20:08:43</text:p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18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3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09 20:08:51</text:p>
          </table:table-cell>
          <table:table-cell office:value-type="string" table:style-name="ce1">
            <text:p>P. Washington makes 2-pt jump shot from 6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0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1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09 20:09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4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8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8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Loose ball foul by J. Green (drawn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20-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5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Holiday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K. Irving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20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5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5</text:p>
          </table:table-cell>
          <table:table-cell office:value-type="string" table:style-name="ce1">
            <text:p/>
          </table:table-cell>
          <table:table-cell office:value-type="string" table:style-name="ce1">
            <text:p>D. White enters the game for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16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Holiday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09 20:09:22</text:p>
          </table:table-cell>
          <table:table-cell office:value-type="string" table:style-name="ce1">
            <text:p>Shooting foul by J. Holiday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20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2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09 20:09:22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1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2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09 20:09:22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2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2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K. Irving (drawn by S. Hauser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>M. Kleber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22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7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S. Hauser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2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7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09 20:0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8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S. Hauser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09 20:09:58</text:p>
          </table:table-cell>
          <table:table-cell office:value-type="string" table:style-name="ce1">
            <text:p>Turnover by K. Irving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22-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09 20:1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M. Kleber (drawn by K. Porziņģi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09 20:1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19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Porziņģis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09 20:1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Porziņģis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09 20:10:29</text:p>
          </table:table-cell>
          <table:table-cell office:value-type="string" table:style-name="ce1">
            <text:p>M. Kleber misses 3-pt jump shot from 29 ft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29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J. Brown (drawn by D. Gaf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D. Gafford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D. Gafford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09 20:10:30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09 20:10:32</text:p>
          </table:table-cell>
          <table:table-cell office:value-type="string" table:style-name="ce1">
            <text:p>Turnover by P. Washington (lost ball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22-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2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09 20:10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2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jump shot from 16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1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09 20:11:15</text:p>
          </table:table-cell>
          <table:table-cell office:value-type="string" table:style-name="ce1">
            <text:p>K. Irving makes 2-pt jump shot from 8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4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75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09 20:1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22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9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09 20:11:31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24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09 20:11:52</text:p>
          </table:table-cell>
          <table:table-cell office:value-type="string" table:style-name="ce1">
            <text:p>K. Irving makes 2-pt layup from 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6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2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09 20:11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6-25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A. Horford makes 3-pt jump shot from 24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5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Shooting foul by K. Porziņģis (drawn by J. Green)</text:p>
          </table:table-cell>
          <table:table-cell office:value-type="string" table:style-name="ce1">
            <text:p/>
          </table:table-cell>
          <table:table-cell office:value-type="string" table:style-name="ce1">
            <text:p>2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J. Green misses free throw 1 of 3</text:p>
          </table:table-cell>
          <table:table-cell office:value-type="string" table:style-name="ce1">
            <text:p/>
          </table:table-cell>
          <table:table-cell office:value-type="string" table:style-name="ce1">
            <text:p>2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J. Green makes free throw 2 of 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7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J. Hardy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27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>J. Green makes free throw 3 of 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8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09 20:00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2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White makes 2-pt jump shot from 10 ft (assist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09 20:00:36</text:p>
          </table:table-cell>
          <table:table-cell office:value-type="string" table:style-name="ce1">
            <text:p>L. Dončić makes 2-pt jump shot from 16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0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6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09 20:00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2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dunk from 1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2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09 20:01:05</text:p>
          </table:table-cell>
          <table:table-cell office:value-type="string" table:style-name="ce1">
            <text:p>L. Dončić makes 3-pt jump shot from 24 ft (assist by K. Irving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5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09 20:0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misses 3-pt jump shot from 2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09 20:01:24</text:p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/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09 20:01:30</text:p>
          </table:table-cell>
          <table:table-cell office:value-type="string" table:style-name="ce1">
            <text:p>Turnover by D. Exum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09 20:01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29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out of bounds lost ball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6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09 20:01:52</text:p>
          </table:table-cell>
          <table:table-cell office:value-type="string" table:style-name="ce1">
            <text:p>L. Dončić makes 2-pt jump shot from 14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12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09 20:02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bad pas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2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09 20:02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2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09 20:02:22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2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09 20:02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2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09 20:02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1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2 ft (assist by J. Holiday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1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09 20:02:47</text:p>
          </table:table-cell>
          <table:table-cell office:value-type="string" table:style-name="ce1">
            <text:p>K. Irving misses 2-pt jump shot from 13 ft</text:p>
          </table:table-cell>
          <table:table-cell office:value-type="string" table:style-name="ce1">
            <text:p/>
          </table:table-cell>
          <table:table-cell office:value-type="string" table:style-name="ce1">
            <text:p>35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67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09 20:02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8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09 20:03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jump shot from 9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81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09 20:03:14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4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09 20:0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09 20:03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09 20:03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P. Pritcha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04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09 20:03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1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4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09 20:03:35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>Offensive foul by D. Lively (drawn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>Turnover by D. Lively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>J. Green enters the game for D. Exum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>D. Jones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09 20:03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09 20:0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4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09 20:04:21</text:p>
          </table:table-cell>
          <table:table-cell office:value-type="string" table:style-name="ce1">
            <text:p>P. Washington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09 20:04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3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09 20:04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layup from 2 ft (block by P. Washingto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9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09 20:04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71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09 20:04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85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09 20:04:53</text:p>
          </table:table-cell>
          <table:table-cell office:value-type="string" table:style-name="ce1">
            <text:p>D. Lively misses 2-pt hook shot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3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09 20:04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5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09 20:05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0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09 20:05:00</text:p>
          </table:table-cell>
          <table:table-cell office:value-type="string" table:style-name="ce1">
            <text:p>M. Kleber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0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09 20:05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09 20:05:18</text:p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18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Def 3 sec tech foul by Team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L. Dončić misses technical free throw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>K. Irving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09 20:05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09 20:05:46</text:p>
          </table:table-cell>
          <table:table-cell office:value-type="string" table:style-name="ce1">
            <text:p>J. Gree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09 20:05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47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09 20:05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layup from 1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55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09 20:06:18</text:p>
          </table:table-cell>
          <table:table-cell office:value-type="string" table:style-name="ce1">
            <text:p>J. Gree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35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78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09 20:06:20</text:p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35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0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09 20:06:23</text:p>
          </table:table-cell>
          <table:table-cell office:value-type="string" table:style-name="ce1">
            <text:p>J. Green makes 2-pt layup from 2 ft (assist by D. Jones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7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3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09 20:06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4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3 ft (assist by P. Pritcha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09 20:06:51</text:p>
          </table:table-cell>
          <table:table-cell office:value-type="string" table:style-name="ce1">
            <text:p>D. Jones makes 2-pt layup from 3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9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bad pass; steal by D. Jone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D. Jones makes 2-pt layup from 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1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Shooting foul by J. Tatum (drawn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41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P. Washington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41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D. Jones makes free throw 1 of 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42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09 20:07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3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37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09 20:07:33</text:p>
          </table:table-cell>
          <table:table-cell office:value-type="string" table:style-name="ce1">
            <text:p>K. Irving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3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09 20:0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09 20:07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M. Kleber (drawn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09 20:07:44</text:p>
          </table:table-cell>
          <table:table-cell office:value-type="string" table:style-name="ce1">
            <text:p>D. Lively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09 20:07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4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09 20:07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6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09 20:08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jump shot from 1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09 20:08:02</text:p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2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09 20:08:04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09 20:08:04</text:p>
          </table:table-cell>
          <table:table-cell office:value-type="string" table:style-name="ce1">
            <text:p>L. Dončić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09 20:08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09 20:08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D. White enters the game for P. Pritcha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09 20:08:16</text:p>
          </table:table-cell>
          <table:table-cell office:value-type="string" table:style-name="ce1">
            <text:p>D. Jones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96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09 20:08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8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09 20:08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2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10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09 20:08:41</text:p>
          </table:table-cell>
          <table:table-cell office:value-type="string" table:style-name="ce1">
            <text:p>K. Irving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09 20:08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09 20:08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38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09 20:08:59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42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39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D. Jones makes 2-pt dunk from 1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4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09 20:09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4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5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0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09 20:09:44</text:p>
          </table:table-cell>
          <table:table-cell office:value-type="string" table:style-name="ce1">
            <text:p>L. Dončić makes 3-pt jump shot from 27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47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84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09 20:10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4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1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09 20:10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48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Jones (drawn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1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09 20:10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49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1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09 20:10:18</text:p>
          </table:table-cell>
          <table:table-cell office:value-type="string" table:style-name="ce1">
            <text:p>K. Irving misses 2-pt jump shot from 17 ft</text:p>
          </table:table-cell>
          <table:table-cell office:value-type="string" table:style-name="ce1">
            <text:p/>
          </table:table-cell>
          <table:table-cell office:value-type="string" table:style-name="ce1">
            <text:p>47-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18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09 20:10:21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47-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1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09 20:10:26</text:p>
          </table:table-cell>
          <table:table-cell office:value-type="string" table:style-name="ce1">
            <text:p>K. Irving makes 2-pt jump shot from 10 ft (assist by D. Jones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9-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6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49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0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D. Gafford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4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J. Gree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4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0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09 20:11:03</text:p>
          </table:table-cell>
          <table:table-cell office:value-type="string" table:style-name="ce1">
            <text:p>P. Washington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49-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63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09 20:11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64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09 20:1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54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Holiday makes 3-pt jump shot from 23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3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09 20:11:38</text:p>
          </table:table-cell>
          <table:table-cell office:value-type="string" table:style-name="ce1">
            <text:p>D. Gafford makes 2-pt dunk from 1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1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09 20:1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1-54</text:p>
          </table:table-cell>
          <table:table-cell office:value-type="string" table:style-name="ce1">
            <text:p/>
          </table:table-cell>
          <table:table-cell office:value-type="string" table:style-name="ce1">
            <text:p>Violation by Team (def goaltend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09 20:0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1-5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09 20:00:18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51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09 20:00:36</text:p>
          </table:table-cell>
          <table:table-cell office:value-type="string" table:style-name="ce1">
            <text:p>D. Gafford makes 2-pt dunk from 1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3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09 20:0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3-5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lost ball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6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09 20:01:00</text:p>
          </table:table-cell>
          <table:table-cell office:value-type="string" table:style-name="ce1">
            <text:p>P. Washington makes 2-pt jump shot from 9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5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09 20:01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4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8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09 20:0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9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09 20:0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2 ft (assist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09 20:0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K. Irving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09 20:0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5-57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09 20:01:46</text:p>
          </table:table-cell>
          <table:table-cell office:value-type="string" table:style-name="ce1">
            <text:p>D. Gafford makes 2-pt layup from 4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7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6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09 20:02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57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09 20:02:06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7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26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09 20:02:11</text:p>
          </table:table-cell>
          <table:table-cell office:value-type="string" table:style-name="ce1">
            <text:p>Turnover by L. Dončić (lost ball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57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31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09 20:02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5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3 ft (assist by A. Hor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36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09 20:02:26</text:p>
          </table:table-cell>
          <table:table-cell office:value-type="string" table:style-name="ce1">
            <text:p>K. Irving misses 3-pt jump shot from 32 ft</text:p>
          </table:table-cell>
          <table:table-cell office:value-type="string" table:style-name="ce1">
            <text:p/>
          </table:table-cell>
          <table:table-cell office:value-type="string" table:style-name="ce1">
            <text:p>57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09 20:02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5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09 20:02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62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3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58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09 20:03:03</text:p>
          </table:table-cell>
          <table:table-cell office:value-type="string" table:style-name="ce1">
            <text:p>L. Dončić makes 2-pt jump shot from 17 ft (assist by P. Washington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3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09 20:03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7 ft (block by D. Gaf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04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09 20:03:27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07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09 20:03:44</text:p>
          </table:table-cell>
          <table:table-cell office:value-type="string" table:style-name="ce1">
            <text:p>P. Washington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09 20:03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26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09 20:03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1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09 20:03:58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8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09 20:04:05</text:p>
          </table:table-cell>
          <table:table-cell office:value-type="string" table:style-name="ce1">
            <text:p>D. Jones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5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09 20:04:06</text:p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09 20:04:08</text:p>
          </table:table-cell>
          <table:table-cell office:value-type="string" table:style-name="ce1">
            <text:p>Turnover by D. Jones (bad pass; steal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09 20:0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09 20:0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09 20:04:08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59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09 20:04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63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09 20:04:19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9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59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09 20:04:30</text:p>
          </table:table-cell>
          <table:table-cell office:value-type="string" table:style-name="ce1">
            <text:p>D. Lively makes 2-pt dunk from 1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70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09 20:04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1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09 20:04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1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09 20:04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87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09 20:0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09 20:05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jump shot from 15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0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09 20:05:17</text:p>
          </table:table-cell>
          <table:table-cell office:value-type="string" table:style-name="ce1">
            <text:p>K. Irving misses 2-pt jump shot from 12 ft</text:p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17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09 20:05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18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09 20:05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23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09 20:05:24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4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09 20:05:43</text:p>
          </table:table-cell>
          <table:table-cell office:value-type="string" table:style-name="ce1">
            <text:p>P. Washington makes 2-pt jump shot from 8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3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3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2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P. Washington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free throw 1 of 1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09 20:0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K. Porziņģis (drawn by D. Livel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09 20:06:15</text:p>
          </table:table-cell>
          <table:table-cell office:value-type="string" table:style-name="ce1">
            <text:p>Turnover by L. Dončić (bad pass; steal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75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09 20:06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M. Kleber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77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09 20:06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0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09 20:06:31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09 20:06:41</text:p>
          </table:table-cell>
          <table:table-cell office:value-type="string" table:style-name="ce1">
            <text:p>D. Jones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01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09 20:06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3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09 20:07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layup from 2 ft (assist by D. White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J. Hard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>P. Washington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09 20:07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09 20:07:29</text:p>
          </table:table-cell>
          <table:table-cell office:value-type="string" table:style-name="ce1">
            <text:p>P. Washington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49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09 20:07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50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09 20:07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09 20:07:45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65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09 20:08:06</text:p>
          </table:table-cell>
          <table:table-cell office:value-type="string" table:style-name="ce1">
            <text:p>Turnover by L. Dončić (bad pass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63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86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09 20:08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1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dunk at rim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9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09 20:08:22</text:p>
          </table:table-cell>
          <table:table-cell office:value-type="string" table:style-name="ce1">
            <text:p>J. Green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63-7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02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09 20:08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03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09 20:08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1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Green (drawn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09 20:08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09 20:08:33</text:p>
          </table:table-cell>
          <table:table-cell office:value-type="string" table:style-name="ce1">
            <text:p>K. Irving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3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09 20:08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09 20:08:48</text:p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3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8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09 20:08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3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>L. Dončić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>D. Exum enters the game for J. Hardy</text:p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09 20:09:03</text:p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3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09 20:09:14</text:p>
          </table:table-cell>
          <table:table-cell office:value-type="string" table:style-name="ce1">
            <text:p>L. Dončić makes 3-pt jump shot from 26 ft (assist by D. Exum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66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09 20:09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7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09 20:09:45</text:p>
          </table:table-cell>
          <table:table-cell office:value-type="string" table:style-name="ce1">
            <text:p>Shooting foul by J. Brown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66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5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09 20:09:45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67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5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09 20:09:45</text:p>
          </table:table-cell>
          <table:table-cell office:value-type="string" table:style-name="ce1">
            <text:p>L. Dončić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67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5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09 20:09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7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85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09 20:09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0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Brown makes 3-pt jump shot from 27 ft (assist by K. Porziņģi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96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09 20:10:18</text:p>
          </table:table-cell>
          <table:table-cell office:value-type="string" table:style-name="ce1">
            <text:p>D. Exum makes 3-pt jump shot from 28 ft (assist by L. Dončić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8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09 20:1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6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09 20:1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09 20:1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lost ball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58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09 20:11:03</text:p>
          </table:table-cell>
          <table:table-cell office:value-type="string" table:style-name="ce1">
            <text:p>D. Gafford misses 2-pt dunk from 1 ft (block by K. Porziņģis)</text:p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3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09 20:11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64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09 20:1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68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09 20:11:09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69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>Shooting foul by S. Hauser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70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>D. Jones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7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80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09 20:11:19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09 20:1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09 20:11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4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09 20:11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7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09 20:11:39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99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>Shooting foul by J. Holiday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7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>K. Irving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3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>J. Green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3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3-80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09 20:11:57</text:p>
          </table:table-cell>
          <table:table-cell office:value-type="string" table:style-name="ce1">
            <text:p>K. Irving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4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83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P. Pritchard makes 3-pt jump shot from 3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09 20:1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83</text:p>
          </table:table-cell>
          <table:table-cell office:value-type="string" table:style-name="ce1">
            <text:p/>
          </table:table-cell>
          <table:table-cell office:value-type="string" table:style-name="ce1">
            <text:p>Instant Replay (Request: Ruling Stand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09 20:00:24</text:p>
          </table:table-cell>
          <table:table-cell office:value-type="string" table:style-name="ce1">
            <text:p>P. Washington makes 2-pt hook shot from 5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4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09 20:00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traveling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4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09 20:00:55</text:p>
          </table:table-cell>
          <table:table-cell office:value-type="string" table:style-name="ce1">
            <text:p>L. Dončić misses 2-pt jump shot from 14 ft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09 20:00:56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09 20:00:56</text:p>
          </table:table-cell>
          <table:table-cell office:value-type="string" table:style-name="ce1">
            <text:p>D. Gafford misses 2-pt layup at rim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09 20:0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8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09 20:01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5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09 20:01:07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09 20:01:14</text:p>
          </table:table-cell>
          <table:table-cell office:value-type="string" table:style-name="ce1">
            <text:p>Turnover by L. Dončić (lost ball; steal by P. Pritchard)</text:p>
          </table:table-cell>
          <table:table-cell office:value-type="string" table:style-name="ce1">
            <text:p/>
          </table:table-cell>
          <table:table-cell office:value-type="string" table:style-name="ce1">
            <text:p>76-8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09 20:0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6-8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dunk from 2 ft (assist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9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09 20:01:34</text:p>
          </table:table-cell>
          <table:table-cell office:value-type="string" table:style-name="ce1">
            <text:p>D. Gafford makes 2-pt layup from 1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8-8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94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09 20:01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Tatum makes 3-pt jump shot from 23 ft (assist by P. Pritcha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13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09 20:02:14</text:p>
          </table:table-cell>
          <table:table-cell office:value-type="string" table:style-name="ce1">
            <text:p>L. Dončić misses 2-pt jump shot from 17 ft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4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09 20:02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35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09 20:02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09 20:02:29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9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09 20:02:41</text:p>
          </table:table-cell>
          <table:table-cell office:value-type="string" table:style-name="ce1">
            <text:p>K. Irving misses 2-pt hook shot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09 20:02:42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2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Shooting foul by D. White (drawn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D. Gafford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D. Jones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8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09 20:02:43</text:p>
          </table:table-cell>
          <table:table-cell office:value-type="string" table:style-name="ce1">
            <text:p>D. Gafford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9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09 20:03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9-9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White makes 2-pt jump shot from 9 ft (assist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3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09 20:03:19</text:p>
          </table:table-cell>
          <table:table-cell office:value-type="string" table:style-name="ce1">
            <text:p>D. Gafford makes 2-pt dunk from 1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99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09 20:03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1-9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25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09 20:03:46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81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26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09 20:03:54</text:p>
          </table:table-cell>
          <table:table-cell office:value-type="string" table:style-name="ce1">
            <text:p>K. Irving makes 2-pt layup from 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09 20:03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0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09 20:03:54</text:p>
          </table:table-cell>
          <table:table-cell office:value-type="string" table:style-name="ce1">
            <text:p>L. Dončić enters the game for D. Exum</text:p>
          </table:table-cell>
          <table:table-cell office:value-type="string" table:style-name="ce1">
            <text:p/>
          </table:table-cell>
          <table:table-cell office:value-type="string" table:style-name="ce1">
            <text:p>8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09 20:03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0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P. Pritcha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09 20:04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3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09 20:04:36</text:p>
          </table:table-cell>
          <table:table-cell office:value-type="string" table:style-name="ce1">
            <text:p>K. Irving misses 2-pt jump shot from 19 ft</text:p>
          </table:table-cell>
          <table:table-cell office:value-type="string" table:style-name="ce1">
            <text:p/>
          </table:table-cell>
          <table:table-cell office:value-type="string" table:style-name="ce1">
            <text:p>83-9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76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09 20:04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K. Irving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4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>P. Washington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83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4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09 20:04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4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09 20:05:15</text:p>
          </table:table-cell>
          <table:table-cell office:value-type="string" table:style-name="ce1">
            <text:p>L. Dončić misses 2-pt jump shot from 15 ft</text:p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09 20:05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09 20:05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4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09 20:05:25</text:p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5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09 20:05:35</text:p>
          </table:table-cell>
          <table:table-cell office:value-type="string" table:style-name="ce1">
            <text:p>P. Washingto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09 20:05:37</text:p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83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7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09 20:05:39</text:p>
          </table:table-cell>
          <table:table-cell office:value-type="string" table:style-name="ce1">
            <text:p>P. Washington makes 2-pt layup from 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9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09 20:05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58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09 20:05:59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9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09 20:06:10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0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09 20:0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9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09 20:06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9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jump shot from 1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3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09 20:06:49</text:p>
          </table:table-cell>
          <table:table-cell office:value-type="string" table:style-name="ce1">
            <text:p>K. Irving makes 2-pt layup from 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7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9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09 20:07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7-97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1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09 20:07:13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87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09 20:07:20</text:p>
          </table:table-cell>
          <table:table-cell office:value-type="string" table:style-name="ce1">
            <text:p>D. Gafford makes 2-pt dunk from 1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0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09 20:07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40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09 20:07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40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09 20:07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2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09 20:07:44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09 20:07:53</text:p>
          </table:table-cell>
          <table:table-cell office:value-type="string" table:style-name="ce1">
            <text:p>Turnover by L. Dončić (bad pass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89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73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09 20:07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Holiday makes 3-pt jump shot from 27 ft (assist by A. Horfo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77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09 20:08:12</text:p>
          </table:table-cell>
          <table:table-cell office:value-type="string" table:style-name="ce1">
            <text:p>K. Irving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92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09 20:08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94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09 20:08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dunk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3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09 20:08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4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09 20:08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9-103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6 ft (assist by J. Holid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6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09 20:08:28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89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08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09 20:08:28</text:p>
          </table:table-cell>
          <table:table-cell office:value-type="string" table:style-name="ce1">
            <text:p>M. Kleber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89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08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09 20:08:43</text:p>
          </table:table-cell>
          <table:table-cell office:value-type="string" table:style-name="ce1">
            <text:p>D. Jones makes 2-pt layup from 2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91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23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09 20:09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103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1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1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09 20:09:0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91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2S</text:p>
          </table:table-cell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Shooting foul by D. White (drawn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91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D. Jones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92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2024-06-09 20:09:09</text:p>
          </table:table-cell>
          <table:table-cell office:value-type="string" table:style-name="ce1">
            <text:p>D. Jones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2024-06-09 20:0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bad pass; steal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2024-06-09 20:09:39</text:p>
          </table:table-cell>
          <table:table-cell office:value-type="string" table:style-name="ce1">
            <text:p>Turnover by K. Irving (lost ball; steal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79S</text:p>
          </table:table-cell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2024-06-09 20:10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2S</text:p>
          </table:table-cell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2024-06-09 20:10:03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2024-06-09 20:10:11</text:p>
          </table:table-cell>
          <table:table-cell office:value-type="string" table:style-name="ce1">
            <text:p>Shooting foul by J. Brown (drawn by P. Washington)</text:p>
          </table:table-cell>
          <table:table-cell office:value-type="string" table:style-name="ce1">
            <text:p/>
          </table:table-cell>
          <table:table-cell office:value-type="string" table:style-name="ce1">
            <text:p>93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2024-06-09 20:10:11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94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2024-06-09 20:10:1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95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2024-06-09 20:10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5-103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30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4S</text:p>
          </table:table-cell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2024-06-09 20:10:35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95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35S</text:p>
          </table:table-cell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97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Shooting foul by A. Horford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97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2024-06-09 20:10:45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2024-06-09 20:11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dunk from 3 ft (block by D. Jone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65S</text:p>
          </table:table-cell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2024-06-09 20:11:06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66S</text:p>
          </table:table-cell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2024-06-09 20:11:10</text:p>
          </table:table-cell>
          <table:table-cell office:value-type="string" table:style-name="ce1">
            <text:p>P. Washington misses 2-pt dunk from 2 ft (block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0S</text:p>
          </table:table-cell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2024-06-09 20:1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2024-06-09 20:1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layup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2024-06-09 20:11:31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2024-06-09 20:11:33</text:p>
          </table:table-cell>
          <table:table-cell office:value-type="string" table:style-name="ce1">
            <text:p>L. Dončić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3S</text:p>
          </table:table-cell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2024-06-09 20:11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5S</text:p>
          </table:table-cell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2024-06-09 20:1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105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12 20:30:00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Jump ball: A. Horford vs. D. Gafford (L. Dončić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12 20:30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layup from 3 ft (assist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12 20:30:37</text:p>
          </table:table-cell>
          <table:table-cell office:value-type="string" table:style-name="ce1">
            <text:p>A. Horford makes 2-pt jump shot from 10 ft (assist by J. Brown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12 20:3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5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L. Dončić mak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12 20:30:58</text:p>
          </table:table-cell>
          <table:table-cell office:value-type="string" table:style-name="ce1">
            <text:p>Turnover by J. Tatum (lost ball; steal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2-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8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12 20:31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Jones mak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2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12 20:31:15</text:p>
          </table:table-cell>
          <table:table-cell office:value-type="string" table:style-name="ce1">
            <text:p>J. Holiday misses 3-pt jump shot from 22 ft</text:p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5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12 20:31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12 20:31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L. Dončić (lost ball; steal by A. Hor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85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12 20:31:30</text:p>
          </table:table-cell>
          <table:table-cell office:value-type="string" table:style-name="ce1">
            <text:p>D. White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12 20:31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4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12 20:31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08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12 20:31:49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09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12 20:32:05</text:p>
          </table:table-cell>
          <table:table-cell office:value-type="string" table:style-name="ce1">
            <text:p>A. Horford makes 3-pt jump shot from 23 ft (assist by J. Brown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12 20:32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>D. Jones misses 3-pt jump shot from 22 ft (block by A. Hor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12 20:32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12 20:32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6 ft (assist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12 20:32:45</text:p>
          </table:table-cell>
          <table:table-cell office:value-type="string" table:style-name="ce1">
            <text:p>D. White misses 3-pt jump shot from 22 ft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65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12 20:32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65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12 20:33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84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12 20:33:07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12 20:33:13</text:p>
          </table:table-cell>
          <table:table-cell office:value-type="string" table:style-name="ce1">
            <text:p>J. Tatum misses 2-pt layup from 2 ft (block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3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>J. Holiday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Tatum (drawn by P. Washingt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12 20:33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07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12 20:33:31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1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12 20:33:36</text:p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6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12 20:33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8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12 20:33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Gafford makes 2-pt dunk from 3 ft (assist by P. Washingt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23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J. Holiday misses 2-pt hook shot from 6 ft</text:p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12 20:34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12 20:34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59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12 20:34:21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12 20:34:36</text:p>
          </table:table-cell>
          <table:table-cell office:value-type="string" table:style-name="ce1">
            <text:p>J. Holiday makes 2-pt jump shot from 15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6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12 20:3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3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Brown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12 20:3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3</text:p>
          </table:table-cell>
          <table:table-cell office:value-type="string" table:style-name="ce1">
            <text:p/>
          </table:table-cell>
          <table:table-cell office:value-type="string" table:style-name="ce1">
            <text:p>J. Hardy enters the game for D. Gaf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12 20:34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3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12 20:34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5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12 20:35:13</text:p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7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3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12 20:35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12 20:35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1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layup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23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12 20:35:34</text:p>
          </table:table-cell>
          <table:table-cell office:value-type="string" table:style-name="ce1">
            <text:p>J. Tatum makes 2-pt layup from 2 ft (assist by D. White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9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34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12 20:35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50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12 20:36:04</text:p>
          </table:table-cell>
          <table:table-cell office:value-type="string" table:style-name="ce1">
            <text:p>Turnover by J. Brown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9-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64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12 20:36:04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9-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64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12 20:36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9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4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12 20:3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21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Lively makes 2-pt layup from 3 ft (assist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12 20:3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21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X. Tillman (drawn by D. Livel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12 20:36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2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Lively makes free throw 1 of 1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2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12 20:36:27</text:p>
          </table:table-cell>
          <table:table-cell office:value-type="string" table:style-name="ce1">
            <text:p>J. Tatum makes 3-pt jump shot from 26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12 20:36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8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04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12 20:36:46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06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12 20:36:55</text:p>
          </table:table-cell>
          <table:table-cell office:value-type="string" table:style-name="ce1">
            <text:p>Personal foul by L. Dončić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15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12 20:37:03</text:p>
          </table:table-cell>
          <table:table-cell office:value-type="string" table:style-name="ce1">
            <text:p>J. Brow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12 20:37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2-2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26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12 20:37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2-25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K. Irving makes 3-pt jump shot from 29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32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Shooting foul by K. Irving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12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J. Brown misses free throw 1 of 3</text:p>
          </table:table-cell>
          <table:table-cell office:value-type="string" table:style-name="ce1">
            <text:p/>
          </table:table-cell>
          <table:table-cell office:value-type="string" table:style-name="ce1">
            <text:p>12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2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J. Brown makes free throw 2 of 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13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3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25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enters the game for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12 20:37:26</text:p>
          </table:table-cell>
          <table:table-cell office:value-type="string" table:style-name="ce1">
            <text:p>J. Brown makes free throw 3 of 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12 20:37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Hardy (step out of bound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8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12 20:37:54</text:p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4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12 20:37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77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12 20:38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J. Hardy miss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83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12 20:38:06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6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12 20:38:09</text:p>
          </table:table-cell>
          <table:table-cell office:value-type="string" table:style-name="ce1">
            <text:p>J. Brown makes 2-pt layup from 1 ft (assist by S. Hauser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9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12 20:38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2-pt hook shot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05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12 20:38:27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07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12 20:38:34</text:p>
          </table:table-cell>
          <table:table-cell office:value-type="string" table:style-name="ce1">
            <text:p>J. Tatum makes 3-pt jump shot from 26 ft (assist by J. Brown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4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12 20:38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17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12 20:38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J. Hard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17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12 20:38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2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4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12 20:38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6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12 20:38:56</text:p>
          </table:table-cell>
          <table:table-cell office:value-type="string" table:style-name="ce1">
            <text:p>A. Horford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6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12 20:39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misses 3-pt jump shot from 26 ft (block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7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12 20:39:08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48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12 20:39:25</text:p>
          </table:table-cell>
          <table:table-cell office:value-type="string" table:style-name="ce1">
            <text:p>Def 3 sec tech foul by Team</text:p>
          </table:table-cell>
          <table:table-cell office:value-type="string" table:style-name="ce1">
            <text:p/>
          </table:table-cell>
          <table:table-cell office:value-type="string" table:style-name="ce1">
            <text:p>19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12 20:39:25</text:p>
          </table:table-cell>
          <table:table-cell office:value-type="string" table:style-name="ce1">
            <text:p>J. Tatum makes technical free throw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0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12 20:39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25</text:p>
          </table:table-cell>
          <table:table-cell office:value-type="string" table:style-name="ce1">
            <text:p/>
          </table:table-cell>
          <table:table-cell office:value-type="string" table:style-name="ce1">
            <text:p>D. Exum enters the game for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12 20:39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25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12 20:39:36</text:p>
          </table:table-cell>
          <table:table-cell office:value-type="string" table:style-name="ce1">
            <text:p>S. Hauser makes 3-pt jump shot from 24 ft (assist by J. Brown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23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12 20:39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3-2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1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99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>Shooting foul by D. Exum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23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4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>D. White enters the game for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24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27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M. Kleb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12 20:40:14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5-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12 20:40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2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Exum makes 2-pt dunk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26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12 20:40:44</text:p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25-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44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12 20:4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2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12 20:4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2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S. Hauser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8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12 20:4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0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8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12 20:4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8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12 20:41:12</text:p>
          </table:table-cell>
          <table:table-cell office:value-type="string" table:style-name="ce1">
            <text:p>J. Brown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72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12 20:41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12 20:4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3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12 20:41:26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25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86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12 20:41:32</text:p>
          </table:table-cell>
          <table:table-cell office:value-type="string" table:style-name="ce1">
            <text:p>S. Hauser makes 3-pt jump shot from 27 ft (assist by J. Tatum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28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92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12 20:41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3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2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12 20:41:55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28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5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12 20:41:59</text:p>
          </table:table-cell>
          <table:table-cell office:value-type="string" table:style-name="ce1">
            <text:p>J. Tatum makes 2-pt dunk from 2 ft (assist by D. White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12 20:30:15</text:p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5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12 20:30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12 20:3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12 20:30:34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12 20:30:56</text:p>
          </table:table-cell>
          <table:table-cell office:value-type="string" table:style-name="ce1">
            <text:p>Turnover by J. Brown (lost ball; steal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6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12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1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12 20:31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0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12 20:3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1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12 20:31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12 20:31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12 20:31:37</text:p>
          </table:table-cell>
          <table:table-cell office:value-type="string" table:style-name="ce1">
            <text:p>D. White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97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12 20:3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8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12 20:3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31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K. Irving (out of bounds lost ball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10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12 20:32:08</text:p>
          </table:table-cell>
          <table:table-cell office:value-type="string" table:style-name="ce1">
            <text:p>J. Brown makes 2-pt layup from 1 ft (assist by A. Horford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28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12 20:32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White (drawn by D. Jone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12 20:32:23</text:p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12 20:32:23</text:p>
          </table:table-cell>
          <table:table-cell office:value-type="string" table:style-name="ce1">
            <text:p>J. Tatum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12 20:32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L. Dončić (bad pass; steal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5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12 20:32:41</text:p>
          </table:table-cell>
          <table:table-cell office:value-type="string" table:style-name="ce1">
            <text:p>D. White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12 20:32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12 20:32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3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12 20:33:08</text:p>
          </table:table-cell>
          <table:table-cell office:value-type="string" table:style-name="ce1">
            <text:p>D. White makes 3-pt jump shot from 26 ft (assist by J. Holiday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88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12 20:33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1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08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12 20:33:31</text:p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1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12 20:33:44</text:p>
          </table:table-cell>
          <table:table-cell office:value-type="string" table:style-name="ce1">
            <text:p>P. Pritchard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12 20:33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29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12 20:33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misses 2-pt dunk from 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12 20:33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Jone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12 20:34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41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Instant Replay (Challenge: Ruling Stands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enters the game for D. Jone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12 20:34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43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12 20:34:27</text:p>
          </table:table-cell>
          <table:table-cell office:value-type="string" table:style-name="ce1">
            <text:p>J. Tatum misses 2-pt jump shot from 8 f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67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12 20:34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9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12 20:34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layup from 3 ft (block by X. Tillma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82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12 20:34:4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12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D. Gafford (drawn by X. Tillma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12 20:34:56</text:p>
          </table:table-cell>
          <table:table-cell office:value-type="string" table:style-name="ce1">
            <text:p>Offensive foul by X. Tillman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6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12 20:34:56</text:p>
          </table:table-cell>
          <table:table-cell office:value-type="string" table:style-name="ce1">
            <text:p>Turnover by X. Tillman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6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12 20:34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L. Dončić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6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12 20:35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hook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12 20:35:20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12 20:35:32</text:p>
          </table:table-cell>
          <table:table-cell office:value-type="string" table:style-name="ce1">
            <text:p>J. Holiday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2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12 20:35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34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12 20:35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36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K. Irving makes 3-pt jump shot from 24 ft (assist by J. Gree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47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12 20:36:01</text:p>
          </table:table-cell>
          <table:table-cell office:value-type="string" table:style-name="ce1">
            <text:p>J. Tatum makes 3-pt jump shot from 28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38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61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12 20:36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3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Gafford makes 2-pt dunk from 1 ft (assist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81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12 20:36:42</text:p>
          </table:table-cell>
          <table:table-cell office:value-type="string" table:style-name="ce1">
            <text:p>J. Tatum makes 2-pt layup from 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02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12 20:36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2-pt jump shot from 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12 20:37:03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12 20:37:08</text:p>
          </table:table-cell>
          <table:table-cell office:value-type="string" table:style-name="ce1">
            <text:p>P. Pritchard misses 3-pt jump shot from 22 ft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8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12 20:37:12</text:p>
          </table:table-cell>
          <table:table-cell office:value-type="string" table:style-name="ce1">
            <text:p>Of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32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12 20:37:19</text:p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12 20:37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4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Pritchard (drawn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>J. Brown enters the game for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>S. Hauser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>A. Horford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12 20:3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38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T. Hardaw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12 20:37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K. Irving mak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65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12 20:38:01</text:p>
          </table:table-cell>
          <table:table-cell office:value-type="string" table:style-name="ce1">
            <text:p>J. Brown misses 3-pt jump shot from 31 ft</text:p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12 20:38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12 20:38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3-pt jump shot from 2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1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12 20:38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1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5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12 20:38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44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K. Irving mak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9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12 20:38:35</text:p>
          </table:table-cell>
          <table:table-cell office:value-type="string" table:style-name="ce1">
            <text:p>S. Hauser makes 3-pt jump shot from 22 ft (assist by J. Tatum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43-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12 20:38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12 20:39:14</text:p>
          </table:table-cell>
          <table:table-cell office:value-type="string" table:style-name="ce1">
            <text:p>J. Tatum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12 20:39:16</text:p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6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12 20:39:17</text:p>
          </table:table-cell>
          <table:table-cell office:value-type="string" table:style-name="ce1">
            <text:p>A. Horford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7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12 20:39:20</text:p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4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60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12 20:39:21</text:p>
          </table:table-cell>
          <table:table-cell office:value-type="string" table:style-name="ce1">
            <text:p>J. Holiday makes 2-pt layup from 4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5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61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12 20:39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Holiday (drawn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12 20:39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6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12 20:39:31</text:p>
          </table:table-cell>
          <table:table-cell office:value-type="string" table:style-name="ce1">
            <text:p>D. White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45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12 20:39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1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87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12 20:40:09</text:p>
          </table:table-cell>
          <table:table-cell office:value-type="string" table:style-name="ce1">
            <text:p>J. Tatum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09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12 20:40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9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12 20:40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20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12 20:40:20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4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0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12 20:40:28</text:p>
          </table:table-cell>
          <table:table-cell office:value-type="string" table:style-name="ce1">
            <text:p>A. Horford makes 3-pt jump shot from 23 ft (assist by J. Holiday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48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8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12 20:4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Lively makes 2-pt dunk from 1 ft (assist by P. Washingto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6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12 20:41:10</text:p>
          </table:table-cell>
          <table:table-cell office:value-type="string" table:style-name="ce1">
            <text:p>D. White misses 3-pt jump shot from 22 ft</text:p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70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12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12 20:41:11</text:p>
          </table:table-cell>
          <table:table-cell office:value-type="string" table:style-name="ce1">
            <text:p>Loose ball foul by J. Brown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12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enters the game for J. Gree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12 20:41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5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Washington (lost ball; steal by A. Hor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4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12 20:41:27</text:p>
          </table:table-cell>
          <table:table-cell office:value-type="string" table:style-name="ce1">
            <text:p>J. Tatum makes 2-pt layup from 3 ft (assist by J. Brown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12 20:41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05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12 20:41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08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Holiday (drawn by P. Washingto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L. Dončić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T. Hardaw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0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K. Irving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12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12 20:41:55</text:p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50-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5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12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5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12 20:30:18</text:p>
          </table:table-cell>
          <table:table-cell office:value-type="string" table:style-name="ce1">
            <text:p>J. Brown makes 2-pt jump shot from 1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2-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12 20:30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5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12 20:30:54</text:p>
          </table:table-cell>
          <table:table-cell office:value-type="string" table:style-name="ce1">
            <text:p>J. Holiday makes 2-pt layup from 3 ft (assist by D. White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4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12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53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12 20:3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5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12 20:3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5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Gafford makes 2-pt dunk at ri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12 20:31:30</text:p>
          </table:table-cell>
          <table:table-cell office:value-type="string" table:style-name="ce1">
            <text:p>J. Tatum makes 2-pt layup from 3 ft (assist by J. Brown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6-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12 20:3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5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White (drawn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12 20:3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56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L. Dončić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12 20:31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57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14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12 20:32:08</text:p>
          </table:table-cell>
          <table:table-cell office:value-type="string" table:style-name="ce1">
            <text:p>J. Brown makes 2-pt jump shot from 9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8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28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12 20:32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8-5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12 ft (assist by D. Jone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47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12 20:32:40</text:p>
          </table:table-cell>
          <table:table-cell office:value-type="string" table:style-name="ce1">
            <text:p>J. Holiday makes 3-pt jump shot from 27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61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60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12 20:33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1-59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K. Irving (bad pass; steal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81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12 20:33:15</text:p>
          </table:table-cell>
          <table:table-cell office:value-type="string" table:style-name="ce1">
            <text:p>J. Tatum makes 3-pt jump shot from 27 ft (assist by J. Brown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12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12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enters the game for D. Gaf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12 20:33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D. Jone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12 20:33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Tatum (drawn by K. Irving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12 20:33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9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21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12 20:33:44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12 20:33:44</text:p>
          </table:table-cell>
          <table:table-cell office:value-type="string" table:style-name="ce1">
            <text:p>Personal foul by L. Dončić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64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12 20:33:53</text:p>
          </table:table-cell>
          <table:table-cell office:value-type="string" table:style-name="ce1">
            <text:p>J. Brown makes 2-pt dunk from 2 ft (assist by J. Tatum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6-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3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12 20:34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9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2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12 20:34:33</text:p>
          </table:table-cell>
          <table:table-cell office:value-type="string" table:style-name="ce1">
            <text:p>J. Tatum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73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12 20:34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6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12 20:34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83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12 20:34:46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66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86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12 20:35:01</text:p>
          </table:table-cell>
          <table:table-cell office:value-type="string" table:style-name="ce1">
            <text:p>J. Brown makes 3-pt jump shot from 23 ft (assist by A. Horford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01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12 20:35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19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12 20:35:22</text:p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2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12 20:35:26</text:p>
          </table:table-cell>
          <table:table-cell office:value-type="string" table:style-name="ce1">
            <text:p>Personal foul by P. Washington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6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12 20:35:26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6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12 20:35:38</text:p>
          </table:table-cell>
          <table:table-cell office:value-type="string" table:style-name="ce1">
            <text:p>J. Tatum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38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12 20:35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1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12 20:35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2-pt layup from 3 ft (block by D. White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>De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69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12 20:35:51</text:p>
          </table:table-cell>
          <table:table-cell office:value-type="string" table:style-name="ce1">
            <text:p>J. Tatum makes 2-pt dunk from 1 ft (assist by J. Holiday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1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12 20:36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68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12 20:36:28</text:p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8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12 20:36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12 20:36:31</text:p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12 20:36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12 20:36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2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12 20:36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5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12 20:36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1 ft (assist by D. Livel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09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12 20:37:11</text:p>
          </table:table-cell>
          <table:table-cell office:value-type="string" table:style-name="ce1">
            <text:p>J. Brown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1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12 20:37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12 20:37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1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8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12 20:37:30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50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12 20:37:38</text:p>
          </table:table-cell>
          <table:table-cell office:value-type="string" table:style-name="ce1">
            <text:p>Personal foul by K. Irving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58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>J. Brown misses 2-pt jump shot from 16 ft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12 20:37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71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6 ft (block by X. Tillma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>De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>D. White enters the game for J. Tatum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enters the game for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12 20:38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0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12 20:38:26</text:p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06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12 20:38:29</text:p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09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12 20:38:36</text:p>
          </table:table-cell>
          <table:table-cell office:value-type="string" table:style-name="ce1">
            <text:p>Shooting foul by D. Gafford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71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6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12 20:38:36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2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6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12 20:38:36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3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6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12 20:39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3-65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misses 2-pt jump shot from 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40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12 20:39:04</text:p>
          </table:table-cell>
          <table:table-cell office:value-type="string" table:style-name="ce1">
            <text:p>De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73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4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12 20:39:12</text:p>
          </table:table-cell>
          <table:table-cell office:value-type="string" table:style-name="ce1">
            <text:p>J. Brown makes 2-pt jump shot from 19 ft (assist by J. Holiday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5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52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12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65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2-pt jump shot from 1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12 20:39:31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75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12 20:39:46</text:p>
          </table:table-cell>
          <table:table-cell office:value-type="string" table:style-name="ce1">
            <text:p>X. Tillman makes 3-pt jump shot from 23 ft (assist by J. Brown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78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6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12 20:40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6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22 ft (assist by D. Gaf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>Personal foul by J. Green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7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>A. Horford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D. Gaf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T. Hardaw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9-67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enters the game for M. Kleber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12 20:40:16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12 20:40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12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6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12 20:40:40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0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12 20:40:47</text:p>
          </table:table-cell>
          <table:table-cell office:value-type="string" table:style-name="ce1">
            <text:p>S. Hauser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7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12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12 20:40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70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P. Washington makes 3-pt jump shot from 25 ft (assist by J. Gree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56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12 20:41:19</text:p>
          </table:table-cell>
          <table:table-cell office:value-type="string" table:style-name="ce1">
            <text:p>D. White makes 3-pt jump shot from 30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83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12 20:41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70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2-pt hook shot from 1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6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83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12 20:41:53</text:p>
          </table:table-cell>
          <table:table-cell office:value-type="string" table:style-name="ce1">
            <text:p>J. Brown makes 2-pt dunk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3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12 20:4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take foul by D. White (drawn by D. Jone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12 20:41:57</text:p>
          </table:table-cell>
          <table:table-cell office:value-type="string" table:style-name="ce1">
            <text:p>J. Tatum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12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2 ft (block by D. White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12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12 20:30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L. Dončić (drawn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3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12 20:30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7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L. Dončić (offensive fou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3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12 20:30:31</text:p>
          </table:table-cell>
          <table:table-cell office:value-type="string" table:style-name="ce1">
            <text:p>J. Brown makes 3-pt jump shot from 23 ft (assist by J. Tatum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88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1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12 20:30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70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3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12 20:30:4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88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3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12 20:30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70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K. Irving (drawn by A. Horford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3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12 20:30:53</text:p>
          </table:table-cell>
          <table:table-cell office:value-type="string" table:style-name="ce1">
            <text:p>D. White makes 3-pt jump shot from 25 ft (assist by P. Pritchard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12 20:30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12 20:31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hook shot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12 20:31:18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12 20:31:39</text:p>
          </table:table-cell>
          <table:table-cell office:value-type="string" table:style-name="ce1">
            <text:p>P. Pritchard misses 2-pt jump shot from 16 ft</text:p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99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12 20:31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02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12 20:31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P. Washington makes 3-pt jump shot from 25 ft (assist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06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12 20:32:07</text:p>
          </table:table-cell>
          <table:table-cell office:value-type="string" table:style-name="ce1">
            <text:p>J. Brown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27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12 20:32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29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12 20:32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Pritchard (drawn by D. Livel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36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12 20:32:16</text:p>
          </table:table-cell>
          <table:table-cell office:value-type="string" table:style-name="ce1">
            <text:p>J. Holiday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1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6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12 20:32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12 20:32:36</text:p>
          </table:table-cell>
          <table:table-cell office:value-type="string" table:style-name="ce1">
            <text:p>Personal foul by L. Dončić (drawn by P. Pritchard)</text:p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56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12 20:32:49</text:p>
          </table:table-cell>
          <table:table-cell office:value-type="string" table:style-name="ce1">
            <text:p>P. Pritchard misses 2-pt jump shot from 20 ft</text:p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9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12 20:32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12 20:32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8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12 20:33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4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12 20:33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Lively makes 2-pt layup at ri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4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12 20:33:24</text:p>
          </table:table-cell>
          <table:table-cell office:value-type="string" table:style-name="ce1">
            <text:p>J. Tatum misses 2-pt jump shot from 15 ft</text:p>
          </table:table-cell>
          <table:table-cell office:value-type="string" table:style-name="ce1">
            <text:p/>
          </table:table-cell>
          <table:table-cell office:value-type="string" table:style-name="ce1">
            <text:p>91-7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4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12 20:33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7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08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12 20:33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Green makes 3-pt jump shot from 24 ft (assist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6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12 20:33:37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17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12 20:33:37</text:p>
          </table:table-cell>
          <table:table-cell office:value-type="string" table:style-name="ce1">
            <text:p>J. Brown enters the game for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17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12 20:33:56</text:p>
          </table:table-cell>
          <table:table-cell office:value-type="string" table:style-name="ce1">
            <text:p>Turnover by J. Tatum (lost ball; steal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12 20:3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8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Brown (drawn by P. Washingto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12 20:3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8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P. Washington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12 20:3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1-8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12 20:34:15</text:p>
          </table:table-cell>
          <table:table-cell office:value-type="string" table:style-name="ce1">
            <text:p>J. Brown makes 2-pt jump shot from 11 ft (assist by J. Tatum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93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55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12 20:34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73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12 20:34:49</text:p>
          </table:table-cell>
          <table:table-cell office:value-type="string" table:style-name="ce1">
            <text:p>J. Tatum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93-8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89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12 20:34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1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12 20:34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P. Washington makes 3-pt jump shot from 23 ft (assist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9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12 20:35:21</text:p>
          </table:table-cell>
          <table:table-cell office:value-type="string" table:style-name="ce1">
            <text:p>J. Brown misses 3-pt jump shot from 30 ft</text:p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1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12 20:35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1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12 20:35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layup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4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12 20:35:36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6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12 20:35:39</text:p>
          </table:table-cell>
          <table:table-cell office:value-type="string" table:style-name="ce1">
            <text:p>Turnover by A. Horford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9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7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Holiday (drawn by K. Irving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8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Irving makes free throw 1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89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Irving makes free throw 2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12 20:35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Irving makes free throw 3 of 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9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12 20:36:06</text:p>
          </table:table-cell>
          <table:table-cell office:value-type="string" table:style-name="ce1">
            <text:p>Turnover by J. Brown (lost ball; steal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66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12 20:36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3-pt jump shot from 2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78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12 20:36:26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86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12 20:36:34</text:p>
          </table:table-cell>
          <table:table-cell office:value-type="string" table:style-name="ce1">
            <text:p>J. Holiday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4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12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12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12 20:36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White (drawn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12 20:37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23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12 20:37:05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5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12 20:37:22</text:p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2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12 20:37:22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2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12 20:37:32</text:p>
          </table:table-cell>
          <table:table-cell office:value-type="string" table:style-name="ce1">
            <text:p>A. Horford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52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12 20:37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56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12 20:37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2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12 20:37:45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65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Instant Replay (Challenge: Ruling Stand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12 20:37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enters the game for L. Dončić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12 20:38:06</text:p>
          </table:table-cell>
          <table:table-cell office:value-type="string" table:style-name="ce1">
            <text:p>J. Brown misses 2-pt jump shot from 13 ft</text:p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86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12 20:38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89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12 20:38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3-9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1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3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12 20:38:49</text:p>
          </table:table-cell>
          <table:table-cell office:value-type="string" table:style-name="ce1">
            <text:p>J. Tatum misses 2-pt jump shot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93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12 20:38:52</text:p>
          </table:table-cell>
          <table:table-cell office:value-type="string" table:style-name="ce1">
            <text:p>Of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3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12 20:38:52</text:p>
          </table:table-cell>
          <table:table-cell office:value-type="string" table:style-name="ce1">
            <text:p>J. Brown makes 2-pt layup at rim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95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2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12 20:38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5-9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P. Washington (drawn by J. Holid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35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12 20:38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5-9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Washington (offensive fou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35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12 20:39:12</text:p>
          </table:table-cell>
          <table:table-cell office:value-type="string" table:style-name="ce1">
            <text:p>D. White makes 3-pt jump shot from 26 ft (assist by J. Holiday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98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2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12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9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Holiday (drawn by K. Irving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12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9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Irving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12 20:39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8-94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Irving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8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12 20:39:43</text:p>
          </table:table-cell>
          <table:table-cell office:value-type="string" table:style-name="ce1">
            <text:p>J. Tatum makes 2-pt dunk from 2 ft (assist by D. White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83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12 20:40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1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12 20:40:03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12 20:40:04</text:p>
          </table:table-cell>
          <table:table-cell office:value-type="string" table:style-name="ce1">
            <text:p>Turnover by D. White (bad pass; steal by J. Green)</text:p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4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12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>J. Green miss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12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12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Lively makes 2-pt dunk at ri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12 20:40:26</text:p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100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26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12 20:4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12 20:40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0-9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Lively makes 2-pt dunk at rim (assist by K. Irving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40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12 20:40:59</text:p>
          </table:table-cell>
          <table:table-cell office:value-type="string" table:style-name="ce1">
            <text:p>J. Brown makes 2-pt jump shot from 2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59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12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12 20:41:14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12 20:41:18</text:p>
          </table:table-cell>
          <table:table-cell office:value-type="string" table:style-name="ce1">
            <text:p>Turnover by A. Horford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8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12 20:41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5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2-98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P. Washington (drawn by D. White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103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12 20:4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12 20:41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01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12 20:41:44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04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12 20:41:46</text:p>
          </table:table-cell>
          <table:table-cell office:value-type="string" table:style-name="ce1">
            <text:p>Personal take foul by J. Green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104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12 20:41:46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105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12 20:41:46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106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706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12 20:4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6-9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take foul by A. Horford (drawn by P. Washingto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0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12 20:4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6-98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0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12 20:4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6-9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0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12 20:4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6-99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P. Washington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0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14 20:30:00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14 20:30:24</text:p>
          </table:table-cell>
          <table:table-cell office:value-type="string" table:style-name="ce1">
            <text:p>J. Tatum misses 2-pt jump shot from 8 ft</text:p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14 20:30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6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14 20:30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2-pt hook shot from 4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14 20:30:41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1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14 20:30:51</text:p>
          </table:table-cell>
          <table:table-cell office:value-type="string" table:style-name="ce1">
            <text:p>D. White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14 20:30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14 20:31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14 20:31:15</text:p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5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14 20:31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7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14 20:31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14 20:31:45</text:p>
          </table:table-cell>
          <table:table-cell office:value-type="string" table:style-name="ce1">
            <text:p>J. Brown makes 2-pt layup from 3 ft (assist by D. White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05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14 20:31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Gafford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2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14 20:32:01</text:p>
          </table:table-cell>
          <table:table-cell office:value-type="string" table:style-name="ce1">
            <text:p>J. Tatum makes 3-pt jump shot from 25 ft (assist by J. Holiday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5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21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14 20:32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Washington (bad pass; steal by A. Horford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2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>Shooting foul by P. Washington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5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6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-4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14 20:32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1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68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14 20:32:58</text:p>
          </table:table-cell>
          <table:table-cell office:value-type="string" table:style-name="ce1">
            <text:p>Offensive foul by J. Brown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8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14 20:32:58</text:p>
          </table:table-cell>
          <table:table-cell office:value-type="string" table:style-name="ce1">
            <text:p>Turnover by J. Brown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8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14 20:33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14 20:33:17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7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7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14 20:33:22</text:p>
          </table:table-cell>
          <table:table-cell office:value-type="string" table:style-name="ce1">
            <text:p>J. Brown makes 2-pt layup from 1 ft (assist by J. Tatum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9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14 20:33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1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14 20:33:52</text:p>
          </table:table-cell>
          <table:table-cell office:value-type="string" table:style-name="ce1">
            <text:p>J. Tatum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32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14 20:33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5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14 20:34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D. Jones miss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14 20:34:08</text:p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14 20:34:17</text:p>
          </table:table-cell>
          <table:table-cell office:value-type="string" table:style-name="ce1">
            <text:p>J. Brown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57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14 20:34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60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14 20:34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70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14 20:34:48</text:p>
          </table:table-cell>
          <table:table-cell office:value-type="string" table:style-name="ce1">
            <text:p>D. White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8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14 20:34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1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3 ft (block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14 20:34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14 20:34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A. Horford (drawn by D. Livel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14 20:35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0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14 20:35:16</text:p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14 20:35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14 20:35:16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9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16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14 20:35:24</text:p>
          </table:table-cell>
          <table:table-cell office:value-type="string" table:style-name="ce1">
            <text:p>J. Tatum makes 2-pt layup from 1 ft (assist by X. Tillman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1-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24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14 20:35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Lively makes 3-pt jump shot from 23 ft (assist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14 20:36:01</text:p>
          </table:table-cell>
          <table:table-cell office:value-type="string" table:style-name="ce1">
            <text:p>X. Tillman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61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14 20:36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64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14 20:36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Lively makes 2-pt dunk from 1 ft (assist by K. Irv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0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>X. Tillman makes 2-pt layup from 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3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>Shooting foul by P. Washington (drawn by X. Tillman)</text:p>
          </table:table-cell>
          <table:table-cell office:value-type="string" table:style-name="ce1">
            <text:p/>
          </table:table-cell>
          <table:table-cell office:value-type="string" table:style-name="ce1">
            <text:p>13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5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5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>X. Tillman makes free throw 1 of 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14-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14 20:36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1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98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14 20:36:50</text:p>
          </table:table-cell>
          <table:table-cell office:value-type="string" table:style-name="ce1">
            <text:p>J. Brown misses 2-pt jump shot from 11 ft</text:p>
          </table:table-cell>
          <table:table-cell office:value-type="string" table:style-name="ce1">
            <text:p/>
          </table:table-cell>
          <table:table-cell office:value-type="string" table:style-name="ce1">
            <text:p>14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10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14 20:36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14 20:37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Jones makes 2-pt layup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20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14 20:37:26</text:p>
          </table:table-cell>
          <table:table-cell office:value-type="string" table:style-name="ce1">
            <text:p>J. Holiday misses 2-pt jump shot from 7 ft</text:p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14 20:37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9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14 20:37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>D. Jones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5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14 20:37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5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1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X. Tillman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0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L. Dončić makes free throw 1 of 3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L. Dončić makes free throw 2 of 3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>S. Hauser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enters the game for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free throw 3 of 3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14 20:37:51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71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14 20:38:04</text:p>
          </table:table-cell>
          <table:table-cell office:value-type="string" table:style-name="ce1">
            <text:p>S. Hauser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14 20:38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87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14 20:38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01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14 20:38:33</text:p>
          </table:table-cell>
          <table:table-cell office:value-type="string" table:style-name="ce1">
            <text:p>Turnover by J. Holiday (lost ball; steal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14-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14 20:38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21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14 20:38:47</text:p>
          </table:table-cell>
          <table:table-cell office:value-type="string" table:style-name="ce1">
            <text:p>Turnover by J. Holiday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7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14 20:38:47</text:p>
          </table:table-cell>
          <table:table-cell office:value-type="string" table:style-name="ce1">
            <text:p>A. Horford enters the game for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7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14 20:38:47</text:p>
          </table:table-cell>
          <table:table-cell office:value-type="string" table:style-name="ce1">
            <text:p>D. White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27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14 20:38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1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9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misses 2-pt layup from 3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14 20:39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4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14 20:39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53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14 20:39:15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14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55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14 20:39:31</text:p>
          </table:table-cell>
          <table:table-cell office:value-type="string" table:style-name="ce1">
            <text:p>J. Tatum makes 2-pt layup from 1 ft (assist by A. Horford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71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A. Horford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5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14 20:39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6-26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L. Dončić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14 20:40:03</text:p>
          </table:table-cell>
          <table:table-cell office:value-type="string" table:style-name="ce1">
            <text:p>J. Tatum makes 2-pt jump shot from 5 ft (assist by A. Horford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14 20:40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J. Tatum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3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14 20:40:13</text:p>
          </table:table-cell>
          <table:table-cell office:value-type="string" table:style-name="ce1">
            <text:p>J. Holiday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13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14 20:40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3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14 20:40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P. Washington (bad pas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17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14 20:40:28</text:p>
          </table:table-cell>
          <table:table-cell office:value-type="string" table:style-name="ce1">
            <text:p>J. Holiday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28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14 20:40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0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14 20:40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2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14 20:40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5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14 20:40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Green makes 2-pt dunk at ri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35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14 20:40:59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Jump ball: S. Hauser vs. J. Green (D. White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9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14 20:41:03</text:p>
          </table:table-cell>
          <table:table-cell office:value-type="string" table:style-name="ce1">
            <text:p>D. White makes 3-pt jump shot from 30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21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63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14 20:41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1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K. Irving mak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77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14 20:41:25</text:p>
          </table:table-cell>
          <table:table-cell office:value-type="string" table:style-name="ce1">
            <text:p>J. Brown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21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85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14 20:41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14 20:4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P. Washington makes 3-pt jump shot from 25 ft (assist by K. Irving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91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14 20:41:38</text:p>
          </table:table-cell>
          <table:table-cell office:value-type="string" table:style-name="ce1">
            <text:p>Personal foul by D. Jones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14 20:41:53</text:p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3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14 20:4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14 20:4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D. Jones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K. Irving (step out of bound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>P. Pritchard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L. Dončić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K. Irving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14 20:41:59</text:p>
          </table:table-cell>
          <table:table-cell office:value-type="string" table:style-name="ce1">
            <text:p>Turnover by P. Pritchard (step out of bounds)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9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14 20:30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14 20:30:21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14 20:30:28</text:p>
          </table:table-cell>
          <table:table-cell office:value-type="string" table:style-name="ce1">
            <text:p>Turnover by J. Tatum (lost ball; steal by J. Green)</text:p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8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14 20:3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P. Washington misses 3-pt jump shot from 2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14 20:30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14 20:3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Exum makes 2-pt layup from 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8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14 20:31:18</text:p>
          </table:table-cell>
          <table:table-cell office:value-type="string" table:style-name="ce1">
            <text:p>J. Tatum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14 20:31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80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14 20:3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Exum (step out of bound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1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14 20:31:33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93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14 20:31:33</text:p>
          </table:table-cell>
          <table:table-cell office:value-type="string" table:style-name="ce1">
            <text:p>Instant Replay (Request: Ruling Stands)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93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14 20:31:53</text:p>
          </table:table-cell>
          <table:table-cell office:value-type="string" table:style-name="ce1">
            <text:p>P. Pritchard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13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14 20:31:56</text:p>
          </table:table-cell>
          <table:table-cell office:value-type="string" table:style-name="ce1">
            <text:p>Offensive rebound by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16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14 20:31:56</text:p>
          </table:table-cell>
          <table:table-cell office:value-type="string" table:style-name="ce1">
            <text:p>Personal foul by P. Washington (drawn by X. Tillman)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16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14 20:31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16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14 20:32:07</text:p>
          </table:table-cell>
          <table:table-cell office:value-type="string" table:style-name="ce1">
            <text:p>P. Pritchard misses 2-pt jump shot from 12 ft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27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14 20:32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0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14 20:32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L. Dončić (bad pass; steal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8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Shooting foul by D. Exum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J. Brown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J. Holiday enters the game for J. Tatum</text:p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1-36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enters the game for J. Gree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14 20:32:25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2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5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14 20:32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9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Exum makes 3-pt jump shot from 25 ft (assist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14 20:32:59</text:p>
          </table:table-cell>
          <table:table-cell office:value-type="string" table:style-name="ce1">
            <text:p>J. Brown makes 3-pt jump shot from 23 ft (assist by J. Holiday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79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14 20:33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95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14 20:33:17</text:p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7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14 20:33:23</text:p>
          </table:table-cell>
          <table:table-cell office:value-type="string" table:style-name="ce1">
            <text:p>P. Pritchard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03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14 20:33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06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14 20:33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Pritchard (drawn by M. Kleber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14 20:33:39</text:p>
          </table:table-cell>
          <table:table-cell office:value-type="string" table:style-name="ce1">
            <text:p>A. Horford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14 20:33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enters the game for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14 20:33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5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3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White (drawn by D. Gaf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Gafford mak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>S. Hauser enters the game for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>J. Tatum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miss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14 20:33:59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14 20:34:20</text:p>
          </table:table-cell>
          <table:table-cell office:value-type="string" table:style-name="ce1">
            <text:p>J. Holiday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60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14 20:34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2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14 20:34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71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14 20:34:3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3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14 20:34:42</text:p>
          </table:table-cell>
          <table:table-cell office:value-type="string" table:style-name="ce1">
            <text:p>J. Brown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82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14 20:34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0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84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3 ft (assist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Brown (drawn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>D. White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25-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14 20:34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7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14 20:35:08</text:p>
          </table:table-cell>
          <table:table-cell office:value-type="string" table:style-name="ce1">
            <text:p>D. White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25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8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14 20:35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0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14 20:35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17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24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14 20:35:25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5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25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14 20:35:46</text:p>
          </table:table-cell>
          <table:table-cell office:value-type="string" table:style-name="ce1">
            <text:p>Offensive foul by J. Tatum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25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14 20:35:46</text:p>
          </table:table-cell>
          <table:table-cell office:value-type="string" table:style-name="ce1">
            <text:p>Turnover by J. Tatum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25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14 20:36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63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14 20:36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7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S. Hauser (drawn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63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14 20:36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48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63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14 20:36:22</text:p>
          </table:table-cell>
          <table:table-cell office:value-type="string" table:style-name="ce1">
            <text:p>D. White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2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2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14 20:36:25</text:p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2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5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14 20:36:26</text:p>
          </table:table-cell>
          <table:table-cell office:value-type="string" table:style-name="ce1">
            <text:p>Turnover by A. Horford (lost ball; steal by D. Exum)</text:p>
          </table:table-cell>
          <table:table-cell office:value-type="string" table:style-name="ce1">
            <text:p/>
          </table:table-cell>
          <table:table-cell office:value-type="string" table:style-name="ce1">
            <text:p>25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86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14 20:36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5-5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layup from 1 ft (assist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04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14 20:36:58</text:p>
          </table:table-cell>
          <table:table-cell office:value-type="string" table:style-name="ce1">
            <text:p>S. Hauser makes 3-pt jump shot from 23 ft (assist by J. Tatum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28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18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14 20:37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38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14 20:37:35</text:p>
          </table:table-cell>
          <table:table-cell office:value-type="string" table:style-name="ce1">
            <text:p>J. Holiday misses 2-pt jump shot from 6 ft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5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14 20:37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6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14 20:37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. Exum miss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69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14 20:37:51</text:p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1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>Personal foul by D. Gafford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>J. Brown enters the game for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D. Ex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. Jones enters the game for D. Gaf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14 20:37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M. Kleb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14 20:37:59</text:p>
          </table:table-cell>
          <table:table-cell office:value-type="string" table:style-name="ce1">
            <text:p>Personal foul by L. Dončić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9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14 20:37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. Exum enters the game for L. Dončić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79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14 20:38:13</text:p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93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14 20:38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3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14 20:38:13</text:p>
          </table:table-cell>
          <table:table-cell office:value-type="string" table:style-name="ce1">
            <text:p>J. Holiday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93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14 20:38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enters the game for D. Ex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3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14 20:38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2-pt jump shot from 11 ft (block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11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14 20:38:32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12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14 20:38:44</text:p>
          </table:table-cell>
          <table:table-cell office:value-type="string" table:style-name="ce1">
            <text:p>Shooting foul by D. Jones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28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14 20:38:44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29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14 20:38:44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4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14 20:39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1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White (drawn by D. Lively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miss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14 20:39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Lively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3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14 20:39:14</text:p>
          </table:table-cell>
          <table:table-cell office:value-type="string" table:style-name="ce1">
            <text:p>J. Brown misses 2-pt layup from 5 ft (block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14 20:39:15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55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14 20:39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D. Jone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55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14 20:39:24</text:p>
          </table:table-cell>
          <table:table-cell office:value-type="string" table:style-name="ce1">
            <text:p>J. Brow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64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14 20:39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66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Brown (drawn by J. Gree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J. Green misses free throw 1 of 3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J. Green misses free throw 2 of 3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>P. Pritchard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30-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14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Green makes free throw 3 of 3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14 20:39:49</text:p>
          </table:table-cell>
          <table:table-cell office:value-type="string" table:style-name="ce1">
            <text:p>J. Holiday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89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14 20:39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91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14 20:40: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9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14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14 20:40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11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14 20:40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14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14 20:40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30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17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14 20:40:20</text:p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0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14 20:40:33</text:p>
          </table:table-cell>
          <table:table-cell office:value-type="string" table:style-name="ce1">
            <text:p>Shooting foul by K. Irving (drawn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30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3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14 20:40:33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31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3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14 20:40:33</text:p>
          </table:table-cell>
          <table:table-cell office:value-type="string" table:style-name="ce1">
            <text:p>X. Tillman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31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3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14 20:40:33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32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33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14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Pritchard (drawn by M. Kleber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14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5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M. Kleber mak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14 20:40:49</text:p>
          </table:table-cell>
          <table:table-cell office:value-type="string" table:style-name="ce1">
            <text:p>A. Horford enters the game for X. Tillman</text:p>
          </table:table-cell>
          <table:table-cell office:value-type="string" table:style-name="ce1">
            <text:p/>
          </table:table-cell>
          <table:table-cell office:value-type="string" table:style-name="ce1">
            <text:p>32-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14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6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M. Kleber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14 20:41:05</text:p>
          </table:table-cell>
          <table:table-cell office:value-type="string" table:style-name="ce1">
            <text:p>J. Tatum misses 2-pt layup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32-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65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14 20:4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68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14 20:41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2-5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14 20:41:28</text:p>
          </table:table-cell>
          <table:table-cell office:value-type="string" table:style-name="ce1">
            <text:p>J. Holiday makes 3-pt jump shot from 25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35-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88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14 20:41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1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M. Kleber makes 3-pt jump shot from 23 ft (assist by L. Dončić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1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14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1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Tatum (drawn by D. Gaf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14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Gafford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14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6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Gafford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14 20:30:31</text:p>
          </table:table-cell>
          <table:table-cell office:value-type="string" table:style-name="ce1">
            <text:p>A. Horford makes 3-pt jump shot from 26 ft (assist by J. Tatum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1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14 20:30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3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8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14 20:31:01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1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14 20:31:03</text:p>
          </table:table-cell>
          <table:table-cell office:value-type="string" table:style-name="ce1">
            <text:p>Turnover by J. Tatum (bad pass; steal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3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14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A. Horford (drawn by D. Gaf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14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4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Gafford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14 20:31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5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Gafford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14 20:31:24</text:p>
          </table:table-cell>
          <table:table-cell office:value-type="string" table:style-name="ce1">
            <text:p>J. Brown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38-6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84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14 20:31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6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14 20:3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Gafford makes 2-pt dunk from 1 ft (assist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9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14 20:31:44</text:p>
          </table:table-cell>
          <table:table-cell office:value-type="string" table:style-name="ce1">
            <text:p>J. Tatum misses 3-pt jump shot from 25 ft (block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14 20:31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14 20:31:44</text:p>
          </table:table-cell>
          <table:table-cell office:value-type="string" table:style-name="ce1">
            <text:p>Loose ball foul by J. Tatum (drawn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14 20:31:44</text:p>
          </table:table-cell>
          <table:table-cell office:value-type="string" table:style-name="ce1">
            <text:p>S. Hauser enters the game for J. Tatum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04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14 20:31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>D. Gafford misses 2-pt jump shot from 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17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14 20:31:59</text:p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19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14 20:32:05</text:p>
          </table:table-cell>
          <table:table-cell office:value-type="string" table:style-name="ce1">
            <text:p>J. Brown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14 20:32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27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14 20:32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8-70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P. Washington makes 3-pt jump shot from 24 ft (assist by K. Irving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14 20:32:30</text:p>
          </table:table-cell>
          <table:table-cell office:value-type="string" table:style-name="ce1">
            <text:p>Personal foul by D. Jones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38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50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14 20:32:38</text:p>
          </table:table-cell>
          <table:table-cell office:value-type="string" table:style-name="ce1">
            <text:p>S. Hauser makes 2-pt jump shot from 15 ft (assist by A. Horford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0-7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58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14 20:32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0-73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Jones makes 3-pt jump shot from 23 ft (assist by K. Irving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74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>Shooting foul by P. Washington (drawn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40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41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1-73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enters the game for D. Gaf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1-73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enters the game for P. Washingto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42-7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14 20:33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8 ft (assist by M. Kleber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14 20:33:22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02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14 20:33:40</text:p>
          </table:table-cell>
          <table:table-cell office:value-type="string" table:style-name="ce1">
            <text:p>D. White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0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14 20:33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24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14 20:33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32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14 20:33:56</text:p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6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14 20:34:10</text:p>
          </table:table-cell>
          <table:table-cell office:value-type="string" table:style-name="ce1">
            <text:p>J. Holiday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50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14 20:34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1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14 20:34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S. Hauser (drawn by M. Kleber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9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14 20:34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0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Holiday (drawn by D. Livel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D. Lively miss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5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14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76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Lively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14 20:34:46</text:p>
          </table:table-cell>
          <table:table-cell office:value-type="string" table:style-name="ce1">
            <text:p>J. Holiday makes 2-pt layup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4-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86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14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76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jump shot from 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14 20:35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7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K. Irving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7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14 20:35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7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10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14 20:35:21</text:p>
          </table:table-cell>
          <table:table-cell office:value-type="string" table:style-name="ce1">
            <text:p>D. White makes 3-pt jump shot from 23 ft (assist by J. Brown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21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14 20:35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2-pt layup from 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2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14 20:35:45</text:p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5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14 20:35:45</text:p>
          </table:table-cell>
          <table:table-cell office:value-type="string" table:style-name="ce1">
            <text:p>J. Tatum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45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14 20:35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>J. Green enters the game for D. Jone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5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14 20:35:53</text:p>
          </table:table-cell>
          <table:table-cell office:value-type="string" table:style-name="ce1">
            <text:p>Personal foul by L. Dončić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53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14 20:36:01</text:p>
          </table:table-cell>
          <table:table-cell office:value-type="string" table:style-name="ce1">
            <text:p>Turnover by J. Holiday (lost ball; steal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1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14 20:36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>M. Kleber misses 2-pt layup from 2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66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14 20:36:09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9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14 20:36:20</text:p>
          </table:table-cell>
          <table:table-cell office:value-type="string" table:style-name="ce1">
            <text:p>Turnover by J. Brown (bad pass; steal by M. Kleber)</text:p>
          </table:table-cell>
          <table:table-cell office:value-type="string" table:style-name="ce1">
            <text:p/>
          </table:table-cell>
          <table:table-cell office:value-type="string" table:style-name="ce1">
            <text:p>47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80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14 20:36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layup from 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14 20:36:31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91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14 20:36:44</text:p>
          </table:table-cell>
          <table:table-cell office:value-type="string" table:style-name="ce1">
            <text:p>Turnover by J. Holiday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04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14 20:37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/>
          </table:table-cell>
          <table:table-cell office:value-type="string" table:style-name="ce1">
            <text:p>J. Green misses 2-pt layup from 3 ft (block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24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14 20:37:06</text:p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/>
          </table:table-cell>
          <table:table-cell office:value-type="string" table:style-name="ce1">
            <text:p>47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26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14 20:37:13</text:p>
          </table:table-cell>
          <table:table-cell office:value-type="string" table:style-name="ce1">
            <text:p>J. Holiday makes 2-pt jump shot from 5 ft (assist by J. Brown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9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14 20:37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9-8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layup from 2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48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14 20:37:39</text:p>
          </table:table-cell>
          <table:table-cell office:value-type="string" table:style-name="ce1">
            <text:p>J. Holiday makes 3-pt jump shot from 23 ft (assist by A. Horford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52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59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14 20:38:0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8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jump shot from 1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81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14 20:38:14</text:p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52-8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94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14 20:38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8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6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14 20:38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8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Lively makes 2-pt dunk from 1 ft (assist by J. Gree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05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14 20:38:34</text:p>
          </table:table-cell>
          <table:table-cell office:value-type="string" table:style-name="ce1">
            <text:p>Turnover by J. Holiday (lost ball; steal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52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14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Lively makes 2-pt dunk at rim (assist by K. Irving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O. Brissett enters the game for J. Brown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L. Kornet enters the game for A. Horford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S. Mykhailiuk enters the game for J. Tatum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14 20:38:42</text:p>
          </table:table-cell>
          <table:table-cell office:value-type="string" table:style-name="ce1">
            <text:p>P. Pritchard enters the game for D. White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2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14 20:39:01</text:p>
          </table:table-cell>
          <table:table-cell office:value-type="string" table:style-name="ce1">
            <text:p>Turnover by P. Pritchard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52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41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14 20:39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9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L. Dončić makes 2-pt jump shot from 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61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14 20:39:40</text:p>
          </table:table-cell>
          <table:table-cell office:value-type="string" table:style-name="ce1">
            <text:p>P. Pritchard makes 2-pt jump shot from 6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4-9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14 20:39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9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Irving makes 2-pt layup from 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94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14 20:40:08</text:p>
          </table:table-cell>
          <table:table-cell office:value-type="string" table:style-name="ce1">
            <text:p>S. Hauser makes 3-pt jump shot from 25 ft (assist by L. Kornet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8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14 20:40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30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9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14 20:40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23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14 20:40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28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D. Exum enters the game for L. Dončić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J. Hardy enters the game for K. Irving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7-92</text:p>
          </table:table-cell>
          <table:table-cell office:value-type="string" table:style-name="ce1">
            <text:p/>
          </table:table-cell>
          <table:table-cell office:value-type="string" table:style-name="ce1">
            <text:p>D. Powell enters the game for D. Livel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14 20:40:31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Jump ball: L. Kornet vs. M. Kleber (P. Pritchard gains possessio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14 20:40:52</text:p>
          </table:table-cell>
          <table:table-cell office:value-type="string" table:style-name="ce1">
            <text:p>S. Hauser makes 3-pt jump shot from 26 ft (assist by P. Pritchard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52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14 20:41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J. Hardy misses 2-pt jump shot from 1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67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14 20:41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Powell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69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14 20:41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. Exum misses 3-pt jump shot from 25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3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14 20:41:17</text:p>
          </table:table-cell>
          <table:table-cell office:value-type="string" table:style-name="ce1">
            <text:p>Defensive rebound by O. Brisset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77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14 20:41:22</text:p>
          </table:table-cell>
          <table:table-cell office:value-type="string" table:style-name="ce1">
            <text:p>S. Mykhailiuk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14 20:41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Ex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5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14 20:4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J. Hardy misses 2-pt layup from 7 ft (block by O. Brissett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14 20:41:41</text:p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01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14 20:41:58</text:p>
          </table:table-cell>
          <table:table-cell office:value-type="string" table:style-name="ce1">
            <text:p>P. Pritchard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18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14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14 20:30:13</text:p>
          </table:table-cell>
          <table:table-cell office:value-type="string" table:style-name="ce1">
            <text:p>P. Pritchard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14 20:30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14 20:30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D. Powell (drawn by S. Hauser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14 20:30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Powell (offensive fou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14 20:30:47</text:p>
          </table:table-cell>
          <table:table-cell office:value-type="string" table:style-name="ce1">
            <text:p>S. Mykhailiuk misses 2-pt jump shot from 5 ft</text:p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7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14 20:3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Powell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9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14 20:30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Exum makes 3-pt jump shot from 26 ft (assist by J. Hard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14 20:31:07</text:p>
          </table:table-cell>
          <table:table-cell office:value-type="string" table:style-name="ce1">
            <text:p>S. Mykhailiuk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14 20:31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Morr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14 20:31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>M. Morris misses 2-pt jump shot from 1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3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14 20:31:25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85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14 20:31:31</text:p>
          </table:table-cell>
          <table:table-cell office:value-type="string" table:style-name="ce1">
            <text:p>S. Hauser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91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14 20:31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Morr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91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14 20:31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0-9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D. Exum makes 2-pt hook shot from 8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06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14 20:32:12</text:p>
          </table:table-cell>
          <table:table-cell office:value-type="string" table:style-name="ce1">
            <text:p>S. Hauser makes 3-pt jump shot from 24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63-9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2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14 20:32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3-100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T. Hardaway makes 3-pt jump shot from 24 ft (assist by D. Powel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51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14 20:32:41</text:p>
          </table:table-cell>
          <table:table-cell office:value-type="string" table:style-name="ce1">
            <text:p>P. Pritchard makes 2-pt jump shot from 1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14 20:33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>D. Exum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84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14 20:33:07</text:p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87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14 20:33:12</text:p>
          </table:table-cell>
          <table:table-cell office:value-type="string" table:style-name="ce1">
            <text:p>P. Pritchard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92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14 20:33:16</text:p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96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14 20:33:20</text:p>
          </table:table-cell>
          <table:table-cell office:value-type="string" table:style-name="ce1">
            <text:p>O. Brissett misses 2-pt jump shot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0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14 20:33:23</text:p>
          </table:table-cell>
          <table:table-cell office:value-type="string" table:style-name="ce1">
            <text:p>Offensive rebound by O. Brissett</text:p>
          </table:table-cell>
          <table:table-cell office:value-type="string" table:style-name="ce1">
            <text:p/>
          </table:table-cell>
          <table:table-cell office:value-type="string" table:style-name="ce1">
            <text:p>65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3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14 20:33:23</text:p>
          </table:table-cell>
          <table:table-cell office:value-type="string" table:style-name="ce1">
            <text:p>O. Brissett makes 2-pt layup at rim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7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03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14 20:33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3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T. Hardaway makes 3-pt jump shot from 26 ft (assist by D. Powel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4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14 20:33:49</text:p>
          </table:table-cell>
          <table:table-cell office:value-type="string" table:style-name="ce1">
            <text:p>S. Mykhailiuk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67-10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29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14 20:33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3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Powell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1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14 20:33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T. Hardaway makes 3-pt jump shot from 2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14 20:33:59</text:p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14 20:33:59</text:p>
          </table:table-cell>
          <table:table-cell office:value-type="string" table:style-name="ce1">
            <text:p>J. Springer enters the game for S. Hauser</text:p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14 20:33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>A. Lawson enters the game for D. Ex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39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14 20:34:18</text:p>
          </table:table-cell>
          <table:table-cell office:value-type="string" table:style-name="ce1">
            <text:p>S. Mykhailiuk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58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14 20:34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62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14 20:34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9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T. Hardaway makes 3-pt jump shot from 26 ft (assist by J. Hard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14 20:34:52</text:p>
          </table:table-cell>
          <table:table-cell office:value-type="string" table:style-name="ce1">
            <text:p>P. Pritchard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7-1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14 20:34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0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ard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95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14 20:35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T. Hardaway makes 3-pt jump shot from 27 ft (assist by J. Hard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10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14 20:35:35</text:p>
          </table:table-cell>
          <table:table-cell office:value-type="string" table:style-name="ce1">
            <text:p>S. Mykhailiuk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14 20:35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37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14 20:35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43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14 20:35:46</text:p>
          </table:table-cell>
          <table:table-cell office:value-type="string" table:style-name="ce1">
            <text:p>Defensive rebound by S. Mykhailiuk</text:p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14 20:35:51</text:p>
          </table:table-cell>
          <table:table-cell office:value-type="string" table:style-name="ce1">
            <text:p>L. Kornet misses 2-pt jump shot from 13 ft</text:p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1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14 20:35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. Hardaw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54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14 20:36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115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Hardy makes 3-pt jump shot from 25 ft (assist by T. Hardaw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62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14 20:36:24</text:p>
          </table:table-cell>
          <table:table-cell office:value-type="string" table:style-name="ce1">
            <text:p>S. Mykhailiuk makes 3-pt jump shot from 26 ft (assist by L. Kornet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14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L. Kornet (drawn by T. Hardawa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14 20:36:35</text:p>
          </table:table-cell>
          <table:table-cell office:value-type="string" table:style-name="ce1">
            <text:p>N. Queta enters the game for L. Kornet</text:p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14 20:36:35</text:p>
          </table:table-cell>
          <table:table-cell office:value-type="string" table:style-name="ce1">
            <text:p>J. Walsh enters the game for S. Mykhailiuk</text:p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14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>O. Prosper enters the game for D. Powell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14 20:36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>A. Lawson misses 2-pt layup from 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02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14 20:36:44</text:p>
          </table:table-cell>
          <table:table-cell office:value-type="string" table:style-name="ce1">
            <text:p>Defensive rebound by O. Brissett</text:p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4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14 20:36:47</text:p>
          </table:table-cell>
          <table:table-cell office:value-type="string" table:style-name="ce1">
            <text:p>Shooting foul by M. Morris (drawn by O. Brissett)</text:p>
          </table:table-cell>
          <table:table-cell office:value-type="string" table:style-name="ce1">
            <text:p/>
          </table:table-cell>
          <table:table-cell office:value-type="string" table:style-name="ce1">
            <text:p>70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7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14 20:36:47</text:p>
          </table:table-cell>
          <table:table-cell office:value-type="string" table:style-name="ce1">
            <text:p>O. Brissett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1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7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14 20:36:47</text:p>
          </table:table-cell>
          <table:table-cell office:value-type="string" table:style-name="ce1">
            <text:p>O. Brissett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72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07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14 20:36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115</text:p>
          </table:table-cell>
          <table:table-cell office:value-type="string" table:style-name="ce1">
            <text:p/>
          </table:table-cell>
          <table:table-cell office:value-type="string" table:style-name="ce1">
            <text:p>O. Prosper misses 2-pt layup from 5 ft (block by N. Queta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14 20:36:59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2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19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14 20:37:13</text:p>
          </table:table-cell>
          <table:table-cell office:value-type="string" table:style-name="ce1">
            <text:p>N. Queta makes 2-pt dunk at rim (assist by P. Pritchard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14 20:37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>M. Morris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54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14 20:37:36</text:p>
          </table:table-cell>
          <table:table-cell office:value-type="string" table:style-name="ce1">
            <text:p>Defensive rebound by J. Springer</text:p>
          </table:table-cell>
          <table:table-cell office:value-type="string" table:style-name="ce1">
            <text:p/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56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14 20:37:44</text:p>
          </table:table-cell>
          <table:table-cell office:value-type="string" table:style-name="ce1">
            <text:p>O. Brissett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64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14 20:37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115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Morr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6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14 20:37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4-117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ardy makes 2-pt layup from 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70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14 20:38:03</text:p>
          </table:table-cell>
          <table:table-cell office:value-type="string" table:style-name="ce1">
            <text:p>P. Pritchard makes 3-pt jump shot from 26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83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14 20:38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>M. Morris misses 2-pt jump shot from 20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14 20:38:23</text:p>
          </table:table-cell>
          <table:table-cell office:value-type="string" table:style-name="ce1">
            <text:p>Defensive rebound by J. Walsh</text:p>
          </table:table-cell>
          <table:table-cell office:value-type="string" table:style-name="ce1">
            <text:p/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03S</text:p>
          </table:table-cell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2024-06-14 20:38:26</text:p>
          </table:table-cell>
          <table:table-cell office:value-type="string" table:style-name="ce1">
            <text:p>P. Pritchard misses 2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06S</text:p>
          </table:table-cell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2024-06-14 20:38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M. Morr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8S</text:p>
          </table:table-cell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2024-06-14 20:38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A. Lawson makes 2-pt layup from 1 ft (assist by O. Prosper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2024-06-14 20:38:56</text:p>
          </table:table-cell>
          <table:table-cell office:value-type="string" table:style-name="ce1">
            <text:p>Personal foul by J. Hardy (drawn by J. Springer)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6S</text:p>
          </table:table-cell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2024-06-14 20:39:05</text:p>
          </table:table-cell>
          <table:table-cell office:value-type="string" table:style-name="ce1">
            <text:p>P. Pritchard misses 2-pt jump shot from 13 ft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5S</text:p>
          </table:table-cell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2024-06-14 20:39:06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46S</text:p>
          </table:table-cell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2024-06-14 20:39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6S</text:p>
          </table:table-cell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2024-06-14 20:39:11</text:p>
          </table:table-cell>
          <table:table-cell office:value-type="string" table:style-name="ce1">
            <text:p>J. Walsh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1S</text:p>
          </table:table-cell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2024-06-14 20:39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53S</text:p>
          </table:table-cell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2024-06-14 20:39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O. Prosper misses 2-pt jump shot from 12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5S</text:p>
          </table:table-cell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2024-06-14 20:39:26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6S</text:p>
          </table:table-cell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2024-06-14 20:39:44</text:p>
          </table:table-cell>
          <table:table-cell office:value-type="string" table:style-name="ce1">
            <text:p>J. Springer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84S</text:p>
          </table:table-cell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2024-06-14 20:39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O. Prosper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86S</text:p>
          </table:table-cell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2024-06-14 20:39:5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J. Hardy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9S</text:p>
          </table:table-cell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2024-06-14 20:40:03</text:p>
          </table:table-cell>
          <table:table-cell office:value-type="string" table:style-name="ce1">
            <text:p>Defensive rebound by J. Springer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3S</text:p>
          </table:table-cell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2024-06-14 20:40:05</text:p>
          </table:table-cell>
          <table:table-cell office:value-type="string" table:style-name="ce1">
            <text:p>Personal foul by J. Hardy (drawn by N. Queta)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2024-06-14 20:40:07</text:p>
          </table:table-cell>
          <table:table-cell office:value-type="string" table:style-name="ce1">
            <text:p>J. Walsh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07S</text:p>
          </table:table-cell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2024-06-14 20:40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O. Prosper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09S</text:p>
          </table:table-cell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2024-06-14 20:4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7-119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M. Morris (out of bounds lost bal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16S</text:p>
          </table:table-cell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2024-06-14 20:40:32</text:p>
          </table:table-cell>
          <table:table-cell office:value-type="string" table:style-name="ce1">
            <text:p>O. Brissett makes 3-pt jump shot from 25 ft (assist by P. Pritchard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80-1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32S</text:p>
          </table:table-cell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2024-06-14 20:40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19</text:p>
          </table:table-cell>
          <table:table-cell office:value-type="string" table:style-name="ce1">
            <text:p/>
          </table:table-cell>
          <table:table-cell office:value-type="string" table:style-name="ce1">
            <text:p>M. Morris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43S</text:p>
          </table:table-cell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2024-06-14 20:40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19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ard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46S</text:p>
          </table:table-cell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2024-06-14 20:4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22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M. Morris makes 3-pt jump shot from 23 ft (assist by J. Hardy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2024-06-14 20:40:54</text:p>
          </table:table-cell>
          <table:table-cell office:value-type="string" table:style-name="ce1">
            <text:p>P. Pritchard makes 2-pt layup from 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2-1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54S</text:p>
          </table:table-cell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2024-06-14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2-122</text:p>
          </table:table-cell>
          <table:table-cell office:value-type="string" table:style-name="ce1">
            <text:p/>
          </table:table-cell>
          <table:table-cell office:value-type="string" table:style-name="ce1">
            <text:p>T. Hardaway misses 3-pt jump shot from 2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2024-06-14 20:41:13</text:p>
          </table:table-cell>
          <table:table-cell office:value-type="string" table:style-name="ce1">
            <text:p>Defensive rebound by P. Pritchard</text:p>
          </table:table-cell>
          <table:table-cell office:value-type="string" table:style-name="ce1">
            <text:p/>
          </table:table-cell>
          <table:table-cell office:value-type="string" table:style-name="ce1">
            <text:p>82-1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3S</text:p>
          </table:table-cell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2024-06-14 20:41:16</text:p>
          </table:table-cell>
          <table:table-cell office:value-type="string" table:style-name="ce1">
            <text:p>P. Pritchard makes 2-pt layup from 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4-1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6S</text:p>
          </table:table-cell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2024-06-14 20:41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4-122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00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24-06-17 20:30:00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Jump ball: D. Gafford vs. A. Horford (J. Brown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0S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024-06-17 20:30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1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0S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024-06-17 20:30:37</text:p>
          </table:table-cell>
          <table:table-cell office:value-type="string" table:style-name="ce1">
            <text:p>L. Dončić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S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024-06-17 20:30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8S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24-06-17 20:30: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S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24-06-17 20:30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3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5S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24-06-17 20:30:57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7S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024-06-17 20:31:03</text:p>
          </table:table-cell>
          <table:table-cell office:value-type="string" table:style-name="ce1">
            <text:p>Turnover by L. Dončić (lost ball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3S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024-06-17 20:31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9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4S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24-06-17 20:31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5S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24-06-17 20:31: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7S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24-06-17 20:31:18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24-06-17 20:31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J. Holiday (drawn by L. Dončić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8S</text:p>
          </table:table-cell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24-06-17 20:31:34</text:p>
          </table:table-cell>
          <table:table-cell office:value-type="string" table:style-name="ce1">
            <text:p>K. Irving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94S</text:p>
          </table:table-cell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024-06-17 20:31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97S</text:p>
          </table:table-cell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24-06-17 20:3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9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10S</text:p>
          </table:table-cell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4-06-17 20:31:51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11S</text:p>
          </table:table-cell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24-06-17 20:32:05</text:p>
          </table:table-cell>
          <table:table-cell office:value-type="string" table:style-name="ce1">
            <text:p>L. Dončić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25S</text:p>
          </table:table-cell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24-06-17 20:32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26S</text:p>
          </table:table-cell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24-06-17 20:32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0-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2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46S</text:p>
          </table:table-cell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2024-06-17 20:32:52</text:p>
          </table:table-cell>
          <table:table-cell office:value-type="string" table:style-name="ce1">
            <text:p>D. Jones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0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024-06-17 20:32:55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0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75S</text:p>
          </table:table-cell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24-06-17 20:33:01</text:p>
          </table:table-cell>
          <table:table-cell office:value-type="string" table:style-name="ce1">
            <text:p>D. Jones makes 2-pt dunk from 2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81S</text:p>
          </table:table-cell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24-06-17 20:33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198S</text:p>
          </table:table-cell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24-06-17 20:33:19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199S</text:p>
          </table:table-cell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24-06-17 20:33:31</text:p>
          </table:table-cell>
          <table:table-cell office:value-type="string" table:style-name="ce1">
            <text:p>K. Irving misses 2-pt layup from 11 ft (block by J. Holiday)</text:p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11S</text:p>
          </table:table-cell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2024-06-17 20:33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2S</text:p>
          </table:table-cell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2024-06-17 20:33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1 ft (assist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16S</text:p>
          </table:table-cell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24-06-17 20:33:48</text:p>
          </table:table-cell>
          <table:table-cell office:value-type="string" table:style-name="ce1">
            <text:p>L. Dončić misses 2-pt jump shot from 11 ft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28S</text:p>
          </table:table-cell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24-06-17 20:33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1S</text:p>
          </table:table-cell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24-06-17 20:33:51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Jump ball: A. Horford vs. D. Gafford (J. Tatum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31S</text:p>
          </table:table-cell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24-06-17 20:34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8 ft (block by P. Washingt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51S</text:p>
          </table:table-cell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024-06-17 20:34:12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52S</text:p>
          </table:table-cell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2024-06-17 20:34:21</text:p>
          </table:table-cell>
          <table:table-cell office:value-type="string" table:style-name="ce1">
            <text:p>D. Jones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2024-06-17 20:34:22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2S</text:p>
          </table:table-cell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2024-06-17 20:34:22</text:p>
          </table:table-cell>
          <table:table-cell office:value-type="string" table:style-name="ce1">
            <text:p>D. Gafford misses 2-pt layup at rim</text:p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62S</text:p>
          </table:table-cell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2024-06-17 20:34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64S</text:p>
          </table:table-cell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2024-06-17 20:34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A. Horford makes 3-pt jump shot from 26 ft (assist by J. Brow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272S</text:p>
          </table:table-cell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2024-06-17 20:34:34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24-06-17 20:34:34</text:p>
          </table:table-cell>
          <table:table-cell office:value-type="string" table:style-name="ce1">
            <text:p>J. Green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024-06-17 20:34:34</text:p>
          </table:table-cell>
          <table:table-cell office:value-type="string" table:style-name="ce1">
            <text:p>D. Livel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24-06-17 20:34:48</text:p>
          </table:table-cell>
          <table:table-cell office:value-type="string" table:style-name="ce1">
            <text:p>Personal foul by J. Brown (drawn by D. Lively)</text:p>
          </table:table-cell>
          <table:table-cell office:value-type="string" table:style-name="ce1">
            <text:p/>
          </table:table-cell>
          <table:table-cell office:value-type="string" table:style-name="ce1">
            <text:p>2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88S</text:p>
          </table:table-cell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4-06-17 20:34:58</text:p>
          </table:table-cell>
          <table:table-cell office:value-type="string" table:style-name="ce1">
            <text:p>L. Dončić makes 2-pt jump shot from 7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024-06-17 20:34:58</text:p>
          </table:table-cell>
          <table:table-cell office:value-type="string" table:style-name="ce1">
            <text:p>Shooting foul by A. Horford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4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024-06-17 20:34:58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298S</text:p>
          </table:table-cell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9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K. Irving (drawn by D. White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0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White mak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0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D. White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24-06-17 20:35:26</text:p>
          </table:table-cell>
          <table:table-cell office:value-type="string" table:style-name="ce1">
            <text:p>K. Irving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26S</text:p>
          </table:table-cell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2024-06-17 20:35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28S</text:p>
          </table:table-cell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24-06-17 20:35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-1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jump shot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24-06-17 20:35:53</text:p>
          </table:table-cell>
          <table:table-cell office:value-type="string" table:style-name="ce1">
            <text:p>J. Green makes 3-pt jump shot from 27 ft (assist by L. Dončić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8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53S</text:p>
          </table:table-cell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24-06-17 20:36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-13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1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374S</text:p>
          </table:table-cell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2024-06-17 20:36:15</text:p>
          </table:table-cell>
          <table:table-cell office:value-type="string" table:style-name="ce1">
            <text:p>De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8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75S</text:p>
          </table:table-cell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2024-06-17 20:36:32</text:p>
          </table:table-cell>
          <table:table-cell office:value-type="string" table:style-name="ce1">
            <text:p>J. Green makes 3-pt jump shot from 28 ft (assist by L. Dončić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392S</text:p>
          </table:table-cell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7 ft (block by P. Washingt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024-06-17 20:36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024-06-17 20:36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3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24-06-17 20:36:52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Jump ball: J. Tatum vs. P. Washington (J. Tatum gains possession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2S</text:p>
          </table:table-cell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2024-06-17 20:36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6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17S</text:p>
          </table:table-cell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2024-06-17 20:37:13</text:p>
          </table:table-cell>
          <table:table-cell office:value-type="string" table:style-name="ce1">
            <text:p>P. Washingto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33S</text:p>
          </table:table-cell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2024-06-17 20:37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35S</text:p>
          </table:table-cell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24-06-17 20:37: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6S</text:p>
          </table:table-cell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2024-06-17 20:37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48S</text:p>
          </table:table-cell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024-06-17 20:37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57S</text:p>
          </table:table-cell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24-06-17 20:37:39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1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59S</text:p>
          </table:table-cell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2024-06-17 20:38:03</text:p>
          </table:table-cell>
          <table:table-cell office:value-type="string" table:style-name="ce1">
            <text:p>D. Lively makes 2-pt dunk from 1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3S</text:p>
          </table:table-cell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2024-06-17 20:38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24-06-17 20:38:04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484S</text:p>
          </table:table-cell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24-06-17 20:38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498S</text:p>
          </table:table-cell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2024-06-17 20:38:20</text:p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13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24-06-17 20:38:37</text:p>
          </table:table-cell>
          <table:table-cell office:value-type="string" table:style-name="ce1">
            <text:p>L. Dončić makes 2-pt jump shot from 20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17S</text:p>
          </table:table-cell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J. Green (drawn by K. Porziņģis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free throw 1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>P. Washington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15-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2024-06-17 20:38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K. Porziņģis makes free throw 2 of 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33S</text:p>
          </table:table-cell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24-06-17 20:39:07</text:p>
          </table:table-cell>
          <table:table-cell office:value-type="string" table:style-name="ce1">
            <text:p>L. Dončić misses 2-pt jump shot from 18 ft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47S</text:p>
          </table:table-cell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24-06-17 20:39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48S</text:p>
          </table:table-cell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2024-06-17 20:39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5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1S</text:p>
          </table:table-cell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2024-06-17 20:39:2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2S</text:p>
          </table:table-cell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>Offensive foul by D. Lively (drawn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>Turnover by D. Lively (offensive foul)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>D. Exum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>J. Gree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024-06-17 20:39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D. White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67S</text:p>
          </table:table-cell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2024-06-17 20:39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6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78S</text:p>
          </table:table-cell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2024-06-17 20:39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7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0S</text:p>
          </table:table-cell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24-06-17 20:39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-1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at rim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588S</text:p>
          </table:table-cell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2024-06-17 20:40:05</text:p>
          </table:table-cell>
          <table:table-cell office:value-type="string" table:style-name="ce1">
            <text:p>D. Exum makes 3-pt jump shot from 27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18-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024-06-17 20:4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1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dunk from 1 ft (assist by J. Holida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21S</text:p>
          </table:table-cell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2024-06-17 20:40:47</text:p>
          </table:table-cell>
          <table:table-cell office:value-type="string" table:style-name="ce1">
            <text:p>M. Kleber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18-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47S</text:p>
          </table:table-cell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24-06-17 20:4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2024-06-17 20:40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S. Hauser makes 3-pt jump shot from 27 ft (assist by J. Holiday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56S</text:p>
          </table:table-cell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024-06-17 20:41:06</text:p>
          </table:table-cell>
          <table:table-cell office:value-type="string" table:style-name="ce1">
            <text:p>Turnover by L. Dončić (bad pass; steal by S. Hauser)</text:p>
          </table:table-cell>
          <table:table-cell office:value-type="string" table:style-name="ce1">
            <text:p/>
          </table:table-cell>
          <table:table-cell office:value-type="string" table:style-name="ce1">
            <text:p>18-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66S</text:p>
          </table:table-cell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2024-06-17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layup from 2 ft (assist by J. Tatum)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>Turnover by P. Washington (lost ball; steal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18-2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024-06-17 20:41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2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24-06-17 20:41:32</text:p>
          </table:table-cell>
          <table:table-cell office:value-type="string" table:style-name="ce1">
            <text:p>M. Kleber misses 3-pt jump shot from 31 ft</text:p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692S</text:p>
          </table:table-cell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024-06-17 20:41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694S</text:p>
          </table:table-cell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2024-06-17 20:41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715S</text:p>
          </table:table-cell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024-06-17 20:41:57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18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1</text:p>
          </table:table-cell>
          <table:table-cell office:value-type="string" table:style-name="ce1">
            <text:p>717S</text:p>
          </table:table-cell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024-06-17 20:30:24</text:p>
          </table:table-cell>
          <table:table-cell office:value-type="string" table:style-name="ce1">
            <text:p>D. Jones makes 2-pt layup from 3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0-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S</text:p>
          </table:table-cell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024-06-17 20:30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0-31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S. Hauser makes 3-pt jump shot from 27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S</text:p>
          </table:table-cell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024-06-17 20:31:11</text:p>
          </table:table-cell>
          <table:table-cell office:value-type="string" table:style-name="ce1">
            <text:p>K. Irving makes 2-pt jump shot from 5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2-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S</text:p>
          </table:table-cell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024-06-17 20:31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Brown makes 3-pt jump shot from 23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97S</text:p>
          </table:table-cell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2024-06-17 20:31:49</text:p>
          </table:table-cell>
          <table:table-cell office:value-type="string" table:style-name="ce1">
            <text:p>K. Irving misses 2-pt layup from 4 ft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09S</text:p>
          </table:table-cell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024-06-17 20:3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10S</text:p>
          </table:table-cell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24-06-17 20:3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20S</text:p>
          </table:table-cell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024-06-17 20:32:00</text:p>
          </table:table-cell>
          <table:table-cell office:value-type="string" table:style-name="ce1">
            <text:p>L. Dončić enters the game for D. Exum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20S</text:p>
          </table:table-cell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24-06-17 20:3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20S</text:p>
          </table:table-cell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24-06-17 20:32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30S</text:p>
          </table:table-cell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24-06-17 20:32:11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31S</text:p>
          </table:table-cell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24-06-17 20:32:19</text:p>
          </table:table-cell>
          <table:table-cell office:value-type="string" table:style-name="ce1">
            <text:p>P. Washingto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39S</text:p>
          </table:table-cell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24-06-17 20:32:21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41S</text:p>
          </table:table-cell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2024-06-17 20:32:31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51S</text:p>
          </table:table-cell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024-06-17 20:32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2S</text:p>
          </table:table-cell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24-06-17 20:32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K. Porziņģi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57S</text:p>
          </table:table-cell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024-06-17 20:32:37</text:p>
          </table:table-cell>
          <table:table-cell office:value-type="string" table:style-name="ce1">
            <text:p>M. Kleb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22-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57S</text:p>
          </table:table-cell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024-06-17 20:32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2-3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jump shot from 5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24-06-17 20:33:14</text:p>
          </table:table-cell>
          <table:table-cell office:value-type="string" table:style-name="ce1">
            <text:p>M. Kleber makes 2-pt layup from 3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24-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194S</text:p>
          </table:table-cell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024-06-17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3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K. Irving (drawn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024-06-17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37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2024-06-17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37</text:p>
          </table:table-cell>
          <table:table-cell office:value-type="string" table:style-name="ce1">
            <text:p/>
          </table:table-cell>
          <table:table-cell office:value-type="string" table:style-name="ce1">
            <text:p>D. White enters the game for J. Brow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024-06-17 20:33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4-38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13S</text:p>
          </table:table-cell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2024-06-17 20:33:39</text:p>
          </table:table-cell>
          <table:table-cell office:value-type="string" table:style-name="ce1">
            <text:p>K. Irving makes 3-pt jump shot from 27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27-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19S</text:p>
          </table:table-cell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024-06-17 20:33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1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Holiday makes 3-pt jump shot from 25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0S</text:p>
          </table:table-cell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024-06-17 20:33:57</text:p>
          </table:table-cell>
          <table:table-cell office:value-type="string" table:style-name="ce1">
            <text:p>Personal foul by K. Porziņģis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27-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024-06-17 20:33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7-41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K. Porziņģis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37S</text:p>
          </table:table-cell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024-06-17 20:34:04</text:p>
          </table:table-cell>
          <table:table-cell office:value-type="string" table:style-name="ce1">
            <text:p>D. Jones makes 3-pt jump shot from 24 ft (assist by K. Irving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30-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44S</text:p>
          </table:table-cell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024-06-17 20:34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0-4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68S</text:p>
          </table:table-cell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024-06-17 20:34:37</text:p>
          </table:table-cell>
          <table:table-cell office:value-type="string" table:style-name="ce1">
            <text:p>Shooting foul by J. Brown (drawn by D. Jones)</text:p>
          </table:table-cell>
          <table:table-cell office:value-type="string" table:style-name="ce1">
            <text:p/>
          </table:table-cell>
          <table:table-cell office:value-type="string" table:style-name="ce1">
            <text:p>30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024-06-17 20:34:37</text:p>
          </table:table-cell>
          <table:table-cell office:value-type="string" table:style-name="ce1">
            <text:p>D. Jones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30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2024-06-17 20:34:37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0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2024-06-17 20:34:37</text:p>
          </table:table-cell>
          <table:table-cell office:value-type="string" table:style-name="ce1">
            <text:p>D. Jones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31-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77S</text:p>
          </table:table-cell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2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M. Kleber (drawn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>D. Gafford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5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Brow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024-06-17 20:34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292S</text:p>
          </table:table-cell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>Shooting foul by J. Tatum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>L. Dončić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2024-06-17 20:35:04</text:p>
          </table:table-cell>
          <table:table-cell office:value-type="string" table:style-name="ce1">
            <text:p>L. Dončić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04S</text:p>
          </table:table-cell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024-06-17 20:35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024-06-17 20:35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4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3S</text:p>
          </table:table-cell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2024-06-17 20:35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024-06-17 20:35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15S</text:p>
          </table:table-cell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024-06-17 20:35:17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17S</text:p>
          </table:table-cell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024-06-17 20:35:28</text:p>
          </table:table-cell>
          <table:table-cell office:value-type="string" table:style-name="ce1">
            <text:p>K. Irving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28S</text:p>
          </table:table-cell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>Of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1-4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024-06-17 20:35:35</text:p>
          </table:table-cell>
          <table:table-cell office:value-type="string" table:style-name="ce1">
            <text:p>D. Gafford makes 2-pt dunk from 2 ft (assist by P. Washington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3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35S</text:p>
          </table:table-cell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024-06-17 20:35: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3-4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Holiday (bad pas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52S</text:p>
          </table:table-cell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024-06-17 20:36:00</text:p>
          </table:table-cell>
          <table:table-cell office:value-type="string" table:style-name="ce1">
            <text:p>D. Gafford makes 2-pt dunk at rim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5-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360S</text:p>
          </table:table-cell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024-06-17 20:36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4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6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81S</text:p>
          </table:table-cell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24-06-17 20:36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4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83S</text:p>
          </table:table-cell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2024-06-17 20:36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5-4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2 ft (assist by S. Hauser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024-06-17 20:36:50</text:p>
          </table:table-cell>
          <table:table-cell office:value-type="string" table:style-name="ce1">
            <text:p>P. Washington makes 2-pt layup from 1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10S</text:p>
          </table:table-cell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24-06-17 20:37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7-4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20S</text:p>
          </table:table-cell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024-06-17 20:37:01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7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1S</text:p>
          </table:table-cell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24-06-17 20:37:06</text:p>
          </table:table-cell>
          <table:table-cell office:value-type="string" table:style-name="ce1">
            <text:p>D. Jones makes 2-pt layup from 3 ft (assist by P. Washington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26S</text:p>
          </table:table-cell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024-06-17 20:37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27S</text:p>
          </table:table-cell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2024-06-17 20:37:0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J. Tatu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27S</text:p>
          </table:table-cell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024-06-17 20:37:2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7 ft (block by D. Jone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4S</text:p>
          </table:table-cell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024-06-17 20:37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5S</text:p>
          </table:table-cell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2024-06-17 20:37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47S</text:p>
          </table:table-cell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024-06-17 20:37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1S</text:p>
          </table:table-cell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2024-06-17 20:37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53S</text:p>
          </table:table-cell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24-06-17 20:37:35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55S</text:p>
          </table:table-cell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2024-06-17 20:37:53</text:p>
          </table:table-cell>
          <table:table-cell office:value-type="string" table:style-name="ce1">
            <text:p>Turnover by P. Washington (traveling)</text:p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73S</text:p>
          </table:table-cell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024-06-17 20:38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1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86S</text:p>
          </table:table-cell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24-06-17 20:38:08</text:p>
          </table:table-cell>
          <table:table-cell office:value-type="string" table:style-name="ce1">
            <text:p>Defensive rebound by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88S</text:p>
          </table:table-cell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024-06-17 20:38:14</text:p>
          </table:table-cell>
          <table:table-cell office:value-type="string" table:style-name="ce1">
            <text:p>L. Dončić misses 2-pt jump shot from 12 ft</text:p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494S</text:p>
          </table:table-cell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24-06-17 20:38:1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4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495S</text:p>
          </table:table-cell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2024-06-17 20:38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A. Horford makes 2-pt layup from 3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>Turnover by L. Dončić (bad pass)</text:p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>J. Green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>D. Livel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2024-06-17 20:38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50</text:p>
          </table:table-cell>
          <table:table-cell office:value-type="string" table:style-name="ce1">
            <text:p/>
          </table:table-cell>
          <table:table-cell office:value-type="string" table:style-name="ce1">
            <text:p>J. Tatum enters the game for S. Hauser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29S</text:p>
          </table:table-cell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24-06-17 20:39:0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5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at rim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49S</text:p>
          </table:table-cell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24-06-17 20:39:30</text:p>
          </table:table-cell>
          <table:table-cell office:value-type="string" table:style-name="ce1">
            <text:p>Turnover by P. Washington (bad pass; steal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39-5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70S</text:p>
          </table:table-cell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024-06-17 20:39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9-5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layup from 2 ft (assist by A. Hor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024-06-17 20:39:49</text:p>
          </table:table-cell>
          <table:table-cell office:value-type="string" table:style-name="ce1">
            <text:p>J. Green makes 3-pt jump shot from 24 ft (assist by P. Washington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42-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589S</text:p>
          </table:table-cell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024-06-17 20:40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57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Brown makes 3-pt jump shot from 24 ft (assist by J. Tatum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08S</text:p>
          </table:table-cell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24-06-17 20:40:25</text:p>
          </table:table-cell>
          <table:table-cell office:value-type="string" table:style-name="ce1">
            <text:p>K. Irving misses 2-pt layup from 6 ft</text:p>
          </table:table-cell>
          <table:table-cell office:value-type="string" table:style-name="ce1">
            <text:p/>
          </table:table-cell>
          <table:table-cell office:value-type="string" table:style-name="ce1">
            <text:p>42-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25S</text:p>
          </table:table-cell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2024-06-17 20:40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5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27S</text:p>
          </table:table-cell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024-06-17 20:40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2-60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2 ft (assist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40S</text:p>
          </table:table-cell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2024-06-17 20:40:57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57S</text:p>
          </table:table-cell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2024-06-17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lost ball; steal by K. Irving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24-06-17 20:41:14</text:p>
          </table:table-cell>
          <table:table-cell office:value-type="string" table:style-name="ce1">
            <text:p>Turnover by K. Irving (bad pass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L. Dončić (drawn by J. Brown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free throw 1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0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2024-06-17 20:41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79S</text:p>
          </table:table-cell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024-06-17 20:41:27</text:p>
          </table:table-cell>
          <table:table-cell office:value-type="string" table:style-name="ce1">
            <text:p>P. Washington misses 3-pt jump shot from 28 ft</text:p>
          </table:table-cell>
          <table:table-cell office:value-type="string" table:style-name="ce1">
            <text:p/>
          </table:table-cell>
          <table:table-cell office:value-type="string" table:style-name="ce1">
            <text:p>44-6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2024-06-17 20:4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1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689S</text:p>
          </table:table-cell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2024-06-17 20:41:4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4-64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J. Tatum makes 3-pt jump shot from 28 ft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07S</text:p>
          </table:table-cell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>L. Dončić makes 2-pt jump shot from 5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>Shooting foul by J. Tatum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>D. Jones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D. White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2024-06-17 20:41:56</text:p>
          </table:table-cell>
          <table:table-cell office:value-type="string" table:style-name="ce1">
            <text:p>L. Dončić misses free throw 1 of 1</text:p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2</text:p>
          </table:table-cell>
          <table:table-cell office:value-type="string" table:style-name="ce1">
            <text:p>716S</text:p>
          </table:table-cell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24-06-17 20:41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18S</text:p>
          </table:table-cell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2024-06-17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P. Pritchard makes 3-pt jump shot from 49 ft (assist by A. Horford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2024-06-17 20:42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>Instant Replay (Request: Ruling Stands)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720S</text:p>
          </table:table-cell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24-06-17 20:30:15</text:p>
          </table:table-cell>
          <table:table-cell office:value-type="string" table:style-name="ce1">
            <text:p>D. Gafford misses 2-pt layup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5S</text:p>
          </table:table-cell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024-06-17 20:30:1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S</text:p>
          </table:table-cell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2024-06-17 20:30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jump shot from 12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5S</text:p>
          </table:table-cell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024-06-17 20:30:26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46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6S</text:p>
          </table:table-cell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024-06-17 20:30:36</text:p>
          </table:table-cell>
          <table:table-cell office:value-type="string" table:style-name="ce1">
            <text:p>L. Dončić makes 2-pt jump shot from 1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48-6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S</text:p>
          </table:table-cell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2024-06-17 20:30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9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dunk from 1 ft (assist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6S</text:p>
          </table:table-cell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2024-06-17 20:31:12</text:p>
          </table:table-cell>
          <table:table-cell office:value-type="string" table:style-name="ce1">
            <text:p>K. Irving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48-6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72S</text:p>
          </table:table-cell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024-06-17 20:31:1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9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73S</text:p>
          </table:table-cell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2024-06-17 20:31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69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Gafford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89S</text:p>
          </table:table-cell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2024-06-17 20:3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8-72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7 ft (assist by J. Holida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98S</text:p>
          </table:table-cell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2024-06-17 20:31:57</text:p>
          </table:table-cell>
          <table:table-cell office:value-type="string" table:style-name="ce1">
            <text:p>Personal foul by J. Holiday (drawn by D. Gafford)</text:p>
          </table:table-cell>
          <table:table-cell office:value-type="string" table:style-name="ce1">
            <text:p/>
          </table:table-cell>
          <table:table-cell office:value-type="string" table:style-name="ce1">
            <text:p>48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17S</text:p>
          </table:table-cell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2024-06-17 20:32:00</text:p>
          </table:table-cell>
          <table:table-cell office:value-type="string" table:style-name="ce1">
            <text:p>D. Gafford makes 2-pt layup from 3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0-7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20S</text:p>
          </table:table-cell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2024-06-17 20:32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0-75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A. Horford makes 3-pt jump shot from 24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34S</text:p>
          </table:table-cell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024-06-17 20:32:23</text:p>
          </table:table-cell>
          <table:table-cell office:value-type="string" table:style-name="ce1">
            <text:p>Personal foul by J. Brown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50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2024-06-17 20:32:23</text:p>
          </table:table-cell>
          <table:table-cell office:value-type="string" table:style-name="ce1">
            <text:p>D. Lively enters the game for D. Gafford</text:p>
          </table:table-cell>
          <table:table-cell office:value-type="string" table:style-name="ce1">
            <text:p/>
          </table:table-cell>
          <table:table-cell office:value-type="string" table:style-name="ce1">
            <text:p>50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3S</text:p>
          </table:table-cell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2024-06-17 20:32:28</text:p>
          </table:table-cell>
          <table:table-cell office:value-type="string" table:style-name="ce1">
            <text:p>Shooting foul by J. Holiday (drawn by K. Irving)</text:p>
          </table:table-cell>
          <table:table-cell office:value-type="string" table:style-name="ce1">
            <text:p/>
          </table:table-cell>
          <table:table-cell office:value-type="string" table:style-name="ce1">
            <text:p>50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2024-06-17 20:32:28</text:p>
          </table:table-cell>
          <table:table-cell office:value-type="string" table:style-name="ce1">
            <text:p>K. Irving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51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2024-06-17 20:32:28</text:p>
          </table:table-cell>
          <table:table-cell office:value-type="string" table:style-name="ce1">
            <text:p>K. Irving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52-7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48S</text:p>
          </table:table-cell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2024-06-17 20:32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5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A. Horford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2024-06-17 20:32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6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A. Horford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2024-06-17 20:32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6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1S</text:p>
          </table:table-cell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2024-06-17 20:32:4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63S</text:p>
          </table:table-cell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2024-06-17 20:32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layup from 5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2024-06-17 20:32:50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2024-06-17 20:32:50</text:p>
          </table:table-cell>
          <table:table-cell office:value-type="string" table:style-name="ce1">
            <text:p>J. Green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70S</text:p>
          </table:table-cell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2024-06-17 20:33:10</text:p>
          </table:table-cell>
          <table:table-cell office:value-type="string" table:style-name="ce1">
            <text:p>K. Irving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190S</text:p>
          </table:table-cell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2024-06-17 20:33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191S</text:p>
          </table:table-cell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2024-06-17 20:33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07S</text:p>
          </table:table-cell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2024-06-17 20:33:28</text:p>
          </table:table-cell>
          <table:table-cell office:value-type="string" table:style-name="ce1">
            <text:p>De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08S</text:p>
          </table:table-cell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024-06-17 20:33:41</text:p>
          </table:table-cell>
          <table:table-cell office:value-type="string" table:style-name="ce1">
            <text:p>L. Dončić misses 3-pt jump shot from 24 ft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1S</text:p>
          </table:table-cell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024-06-17 20:33:42</text:p>
          </table:table-cell>
          <table:table-cell office:value-type="string" table:style-name="ce1">
            <text:p>Offensive rebound by J. Green</text:p>
          </table:table-cell>
          <table:table-cell office:value-type="string" table:style-name="ce1">
            <text:p/>
          </table:table-cell>
          <table:table-cell office:value-type="string" table:style-name="ce1">
            <text:p>52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2S</text:p>
          </table:table-cell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024-06-17 20:33:43</text:p>
          </table:table-cell>
          <table:table-cell office:value-type="string" table:style-name="ce1">
            <text:p>J. Green makes 2-pt layup from 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23S</text:p>
          </table:table-cell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024-06-17 20:33:5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33S</text:p>
          </table:table-cell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024-06-17 20:33:54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34S</text:p>
          </table:table-cell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2024-06-17 20:34:06</text:p>
          </table:table-cell>
          <table:table-cell office:value-type="string" table:style-name="ce1">
            <text:p>L. Dončić misses 2-pt jump shot from 17 ft</text:p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46S</text:p>
          </table:table-cell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24-06-17 20:3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024-06-17 20:34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60S</text:p>
          </table:table-cell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24-06-17 20:34:21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54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61S</text:p>
          </table:table-cell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24-06-17 20:34:34</text:p>
          </table:table-cell>
          <table:table-cell office:value-type="string" table:style-name="ce1">
            <text:p>K. Irving makes 2-pt jump shot from 11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274S</text:p>
          </table:table-cell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2024-06-17 20:34:5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296S</text:p>
          </table:table-cell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2024-06-17 20:35:05</text:p>
          </table:table-cell>
          <table:table-cell office:value-type="string" table:style-name="ce1">
            <text:p>L. Dončić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05S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2024-06-17 20:35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06S</text:p>
          </table:table-cell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024-06-17 20:35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19S</text:p>
          </table:table-cell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24-06-17 20:35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22S</text:p>
          </table:table-cell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L. Dončić (drawn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enters the game for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2024-06-17 20:35:3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Lively (drawn by K. Porziņģis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32S</text:p>
          </table:table-cell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2024-06-17 20:35:4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46S</text:p>
          </table:table-cell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024-06-17 20:35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0S</text:p>
          </table:table-cell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024-06-17 20:35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58S</text:p>
          </table:table-cell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024-06-17 20:36:0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56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0S</text:p>
          </table:table-cell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24-06-17 20:36:05</text:p>
          </table:table-cell>
          <table:table-cell office:value-type="string" table:style-name="ce1">
            <text:p>J. Green makes 3-pt jump shot from 23 ft (assist by K. Irving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59-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365S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024-06-17 20:36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9-8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Holiday makes 2-pt jump shot from 16 ft (assist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395S</text:p>
          </table:table-cell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>L. Dončić makes 2-pt layup from 2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>Shooting foul by K. Porziņģis (drawn by L. Dončić)</text:p>
          </table:table-cell>
          <table:table-cell office:value-type="string" table:style-name="ce1">
            <text:p/>
          </table:table-cell>
          <table:table-cell office:value-type="string" table:style-name="ce1">
            <text:p>6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>T. Hardaway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1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2024-06-17 20:36:51</text:p>
          </table:table-cell>
          <table:table-cell office:value-type="string" table:style-name="ce1">
            <text:p>L. Dončić makes free throw 1 of 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11S</text:p>
          </table:table-cell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024-06-17 20:37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dunk from 1 ft (block by D. Lively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28S</text:p>
          </table:table-cell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024-06-17 20:37:1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0S</text:p>
          </table:table-cell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024-06-17 20:37:15</text:p>
          </table:table-cell>
          <table:table-cell office:value-type="string" table:style-name="ce1">
            <text:p>Turnover by L. Dončić (lost ball; steal by J. Tatum)</text:p>
          </table:table-cell>
          <table:table-cell office:value-type="string" table:style-name="ce1">
            <text:p/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5S</text:p>
          </table:table-cell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0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T. Hardaway (drawn by J. Tat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1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2-8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1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1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24-06-17 20:37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39S</text:p>
          </table:table-cell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2024-06-17 20:37:28</text:p>
          </table:table-cell>
          <table:table-cell office:value-type="string" table:style-name="ce1">
            <text:p>K. Irving misses 2-pt jump shot from 10 ft</text:p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48S</text:p>
          </table:table-cell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2024-06-17 20:37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51S</text:p>
          </table:table-cell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2024-06-17 20:37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3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68S</text:p>
          </table:table-cell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24-06-17 20:37:5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2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0S</text:p>
          </table:table-cell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2024-06-17 20:37:55</text:p>
          </table:table-cell>
          <table:table-cell office:value-type="string" table:style-name="ce1">
            <text:p>L. Dončić makes 2-pt layup from 3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2024-06-17 20:37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2024-06-17 20:37:55</text:p>
          </table:table-cell>
          <table:table-cell office:value-type="string" table:style-name="ce1">
            <text:p>D. Exum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2024-06-17 20:37:55</text:p>
          </table:table-cell>
          <table:table-cell office:value-type="string" table:style-name="ce1">
            <text:p>M. Kleber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475S</text:p>
          </table:table-cell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2024-06-17 20:38:1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1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499S</text:p>
          </table:table-cell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2024-06-17 20:38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01S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2024-06-17 20:38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jump shot from 8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5S</text:p>
          </table:table-cell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024-06-17 20:38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6S</text:p>
          </table:table-cell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024-06-17 20:38:3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2-pt layup from 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7S</text:p>
          </table:table-cell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2024-06-17 20:38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8S</text:p>
          </table:table-cell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024-06-17 20:38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misses 2-pt layup from 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19S</text:p>
          </table:table-cell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024-06-17 20:38:40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0S</text:p>
          </table:table-cell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2024-06-17 20:38:47</text:p>
          </table:table-cell>
          <table:table-cell office:value-type="string" table:style-name="ce1">
            <text:p>T. Hardaway misses 3-pt jump shot from 26 ft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27S</text:p>
          </table:table-cell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024-06-17 20:38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Hauser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28S</text:p>
          </table:table-cell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2024-06-17 20:38:5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35S</text:p>
          </table:table-cell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4-82</text:p>
          </table:table-cell>
          <table:table-cell office:value-type="string" table:style-name="ce1">
            <text:p/>
          </table:table-cell>
          <table:table-cell office:value-type="string" table:style-name="ce1">
            <text:p>Loose ball foul by A. Horford (drawn by D. Exum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>D. Exum makes free throw 1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>J. Green enters the game for T. Hardaway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enters the game for D. White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2024-06-17 20:38:57</text:p>
          </table:table-cell>
          <table:table-cell office:value-type="string" table:style-name="ce1">
            <text:p>D. Exum misses free throw 2 of 2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37S</text:p>
          </table:table-cell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2024-06-17 20:39: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A. Horford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40S</text:p>
          </table:table-cell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24-06-17 20:39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7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61S</text:p>
          </table:table-cell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De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2024-06-17 20:39:33</text:p>
          </table:table-cell>
          <table:table-cell office:value-type="string" table:style-name="ce1">
            <text:p>L. Dončić misses 3-pt jump shot from 29 ft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73S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2024-06-17 20:39:3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2024-06-17 20:39:34</text:p>
          </table:table-cell>
          <table:table-cell office:value-type="string" table:style-name="ce1">
            <text:p>K. Irving enters the game for D. Exum</text:p>
          </table:table-cell>
          <table:table-cell office:value-type="string" table:style-name="ce1">
            <text:p/>
          </table:table-cell>
          <table:table-cell office:value-type="string" table:style-name="ce1">
            <text:p>65-8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574S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024-06-17 20:39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4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S. Hauser makes 2-pt jump shot from 16 ft (assist by J. Brown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591S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2024-06-17 20:40:04</text:p>
          </table:table-cell>
          <table:table-cell office:value-type="string" table:style-name="ce1">
            <text:p>J. Gree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65-8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04S</text:p>
          </table:table-cell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2024-06-17 20:40:0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4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05S</text:p>
          </table:table-cell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2024-06-17 20:40:1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Brown makes 2-pt jump shot from 21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18S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2024-06-17 20:40:29</text:p>
          </table:table-cell>
          <table:table-cell office:value-type="string" table:style-name="ce1">
            <text:p>J. Green misses 2-pt dunk from 3 ft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29S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024-06-17 20:40:3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1S</text:p>
          </table:table-cell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024-06-17 20:40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Tatum (bad pass; steal by L. Dončić)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38S</text:p>
          </table:table-cell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2024-06-17 20:40:43</text:p>
          </table:table-cell>
          <table:table-cell office:value-type="string" table:style-name="ce1">
            <text:p>L. Dončić misses 2-pt layup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3S</text:p>
          </table:table-cell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24-06-17 20:40:45</text:p>
          </table:table-cell>
          <table:table-cell office:value-type="string" table:style-name="ce1">
            <text:p>Offensive rebound by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5S</text:p>
          </table:table-cell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2024-06-17 20:40:48</text:p>
          </table:table-cell>
          <table:table-cell office:value-type="string" table:style-name="ce1">
            <text:p>P. Washington misses 3-pt jump shot from 23 ft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48S</text:p>
          </table:table-cell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2024-06-17 20:40:4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49S</text:p>
          </table:table-cell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024-06-17 20:41: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0S</text:p>
          </table:table-cell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024-06-17 20:4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Holiday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71S</text:p>
          </table:table-cell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2024-06-17 20:41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4 ft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681S</text:p>
          </table:table-cell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024-06-17 20:41:23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5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83S</text:p>
          </table:table-cell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024-06-17 20:41:37</text:p>
          </table:table-cell>
          <table:table-cell office:value-type="string" table:style-name="ce1">
            <text:p>L. Dončić makes 2-pt jump shot from 7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3</text:p>
          </table:table-cell>
          <table:table-cell office:value-type="string" table:style-name="ce1">
            <text:p>697S</text:p>
          </table:table-cell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2024-06-17 20:30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K. Porziņģis misses 3-pt jump shot from 2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S</text:p>
          </table:table-cell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024-06-17 20:30:23</text:p>
          </table:table-cell>
          <table:table-cell office:value-type="string" table:style-name="ce1">
            <text:p>De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S</text:p>
          </table:table-cell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024-06-17 20:30:35</text:p>
          </table:table-cell>
          <table:table-cell office:value-type="string" table:style-name="ce1">
            <text:p>L. Dončić misses 2-pt jump shot from 16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5S</text:p>
          </table:table-cell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2024-06-17 20:30:37</text:p>
          </table:table-cell>
          <table:table-cell office:value-type="string" table:style-name="ce1">
            <text:p>Offensive rebound by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S</text:p>
          </table:table-cell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2024-06-17 20:30:39</text:p>
          </table:table-cell>
          <table:table-cell office:value-type="string" table:style-name="ce1">
            <text:p>D. Lively misses 2-pt dunk from 3 ft (block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9S</text:p>
          </table:table-cell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2024-06-17 20:30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1S</text:p>
          </table:table-cell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2024-06-17 20:30: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D. Lively (drawn by K. Porziņģi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8S</text:p>
          </table:table-cell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2024-06-17 20:30:5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D. White (out of bounds lost bal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4S</text:p>
          </table:table-cell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24-06-17 20:31:09</text:p>
          </table:table-cell>
          <table:table-cell office:value-type="string" table:style-name="ce1">
            <text:p>D. Jones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S</text:p>
          </table:table-cell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2024-06-17 20:31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71S</text:p>
          </table:table-cell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2024-06-17 20:31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Personal foul by P. Washington (drawn by K. Porziņģi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1S</text:p>
          </table:table-cell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24-06-17 20:31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enters the game for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81S</text:p>
          </table:table-cell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2024-06-17 20:31:3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J. Holiday misses 3-pt jump shot from 2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90S</text:p>
          </table:table-cell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2024-06-17 20:31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95S</text:p>
          </table:table-cell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024-06-17 20:31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95S</text:p>
          </table:table-cell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2024-06-17 20:31:49</text:p>
          </table:table-cell>
          <table:table-cell office:value-type="string" table:style-name="ce1">
            <text:p>D. Jones misses 2-pt jump shot from 9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09S</text:p>
          </table:table-cell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2024-06-17 20:31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10S</text:p>
          </table:table-cell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024-06-17 20:32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foul by J. Brown (drawn by D. Jone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22S</text:p>
          </table:table-cell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2024-06-17 20:32: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Brown (offensive foul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22S</text:p>
          </table:table-cell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024-06-17 20:32:02</text:p>
          </table:table-cell>
          <table:table-cell office:value-type="string" table:style-name="ce1">
            <text:p>J. Green enters the game for D. Jones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22S</text:p>
          </table:table-cell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2024-06-17 20:32:18</text:p>
          </table:table-cell>
          <table:table-cell office:value-type="string" table:style-name="ce1">
            <text:p>P. Washingto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38S</text:p>
          </table:table-cell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2024-06-17 20:32:22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42S</text:p>
          </table:table-cell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2024-06-17 20:32:32</text:p>
          </table:table-cell>
          <table:table-cell office:value-type="string" table:style-name="ce1">
            <text:p>K. Irving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52S</text:p>
          </table:table-cell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2024-06-17 20:32:3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53S</text:p>
          </table:table-cell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2024-06-17 20:32: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7-88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K. Porziņģis makes 2-pt dunk from 3 ft (assist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171S</text:p>
          </table:table-cell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2024-06-17 20:32:52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67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2024-06-17 20:32:52</text:p>
          </table:table-cell>
          <table:table-cell office:value-type="string" table:style-name="ce1">
            <text:p>T. Hardaway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67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72S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24-06-17 20:33:10</text:p>
          </table:table-cell>
          <table:table-cell office:value-type="string" table:style-name="ce1">
            <text:p>L. Dončić makes 3-pt jump shot from 28 ft (assist by K. Irving)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70-8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190S</text:p>
          </table:table-cell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2024-06-17 20:33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0-91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D. White makes 3-pt jump shot from 26 ft (assist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15S</text:p>
          </table:table-cell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2024-06-17 20:33:51</text:p>
          </table:table-cell>
          <table:table-cell office:value-type="string" table:style-name="ce1">
            <text:p>L. Dončić makes 2-pt layup from 3 ft (assist by K. Irving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72-9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31S</text:p>
          </table:table-cell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024-06-17 20:3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93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5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024-06-17 20:3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93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D. Lively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2024-06-17 20:34:0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2-94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1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48S</text:p>
          </table:table-cell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024-06-17 20:34:18</text:p>
          </table:table-cell>
          <table:table-cell office:value-type="string" table:style-name="ce1">
            <text:p>K. Irving makes 3-pt jump shot from 25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75-9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58S</text:p>
          </table:table-cell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024-06-17 20:34:4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jump shot from 18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282S</text:p>
          </table:table-cell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2024-06-17 20:34:55</text:p>
          </table:table-cell>
          <table:table-cell office:value-type="string" table:style-name="ce1">
            <text:p>Turnover by L. Dončić (bad pass; steal by J. Brown)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295S</text:p>
          </table:table-cell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2024-06-17 20:35:1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11S</text:p>
          </table:table-cell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2024-06-17 20:35:12</text:p>
          </table:table-cell>
          <table:table-cell office:value-type="string" table:style-name="ce1">
            <text:p>Defensive rebound by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12S</text:p>
          </table:table-cell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024-06-17 20:35:20</text:p>
          </table:table-cell>
          <table:table-cell office:value-type="string" table:style-name="ce1">
            <text:p>J. Green misses 3-pt jump shot from 27 ft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0S</text:p>
          </table:table-cell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24-06-17 20:35:22</text:p>
          </table:table-cell>
          <table:table-cell office:value-type="string" table:style-name="ce1">
            <text:p>Offensive rebound by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2S</text:p>
          </table:table-cell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2024-06-17 20:35:25</text:p>
          </table:table-cell>
          <table:table-cell office:value-type="string" table:style-name="ce1">
            <text:p>K. Irving misses 2-pt jump shot from 20 ft</text:p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25S</text:p>
          </table:table-cell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024-06-17 20:35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7S</text:p>
          </table:table-cell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6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T. Hardaway (drawn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7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7</text:p>
          </table:table-cell>
          <table:table-cell office:value-type="string" table:style-name="ce1">
            <text:p/>
          </table:table-cell>
          <table:table-cell office:value-type="string" table:style-name="ce1">
            <text:p>A. Horford enters the game for K. Porziņģis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2024-06-17 20:35:2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5-98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29S</text:p>
          </table:table-cell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2024-06-17 20:35:41</text:p>
          </table:table-cell>
          <table:table-cell office:value-type="string" table:style-name="ce1">
            <text:p>L. Dončić makes 3-pt jump shot from 26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41S</text:p>
          </table:table-cell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024-06-17 20:36: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3-pt jump shot from 29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66S</text:p>
          </table:table-cell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24-06-17 20:36:13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3S</text:p>
          </table:table-cell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024-06-17 20:36:13</text:p>
          </table:table-cell>
          <table:table-cell office:value-type="string" table:style-name="ce1">
            <text:p>M. Kleber enters the game for J. Green</text:p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3S</text:p>
          </table:table-cell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2024-06-17 20:36:13</text:p>
          </table:table-cell>
          <table:table-cell office:value-type="string" table:style-name="ce1">
            <text:p>P. Washington enters the game for D. Lively</text:p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73S</text:p>
          </table:table-cell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024-06-17 20:36:24</text:p>
          </table:table-cell>
          <table:table-cell office:value-type="string" table:style-name="ce1">
            <text:p>L. Dončić misses 3-pt jump shot from 25 ft</text:p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384S</text:p>
          </table:table-cell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2024-06-17 20:36:2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98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387S</text:p>
          </table:table-cell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2024-06-17 20:36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10S</text:p>
          </table:table-cell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024-06-17 20:37:02</text:p>
          </table:table-cell>
          <table:table-cell office:value-type="string" table:style-name="ce1">
            <text:p>Turnover by P. Washington (bad pass; steal by D. White)</text:p>
          </table:table-cell>
          <table:table-cell office:value-type="string" table:style-name="ce1">
            <text:p/>
          </table:table-cell>
          <table:table-cell office:value-type="string" table:style-name="ce1">
            <text:p>78-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22S</text:p>
          </table:table-cell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024-06-17 20:37:2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J. Tatum mak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2024-06-17 20:37:21</text:p>
          </table:table-cell>
          <table:table-cell office:value-type="string" table:style-name="ce1">
            <text:p>Dallas full timeout</text:p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41S</text:p>
          </table:table-cell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24-06-17 20:37:36</text:p>
          </table:table-cell>
          <table:table-cell office:value-type="string" table:style-name="ce1">
            <text:p>Turnover by L. Dončić (lost ball; steal by A. Horford)</text:p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56S</text:p>
          </table:table-cell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2024-06-17 20:37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3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58S</text:p>
          </table:table-cell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2024-06-17 20:37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59S</text:p>
          </table:table-cell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024-06-17 20:37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2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M. Kleber (drawn by J. Tatum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0S</text:p>
          </table:table-cell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2024-06-17 20:37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3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0S</text:p>
          </table:table-cell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2024-06-17 20:37:4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8-104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Tatum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460S</text:p>
          </table:table-cell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2024-06-17 20:37:58</text:p>
          </table:table-cell>
          <table:table-cell office:value-type="string" table:style-name="ce1">
            <text:p>L. Dončić makes 2-pt layup from 3 ft (assist by M. Kleber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0-10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478S</text:p>
          </table:table-cell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24-06-17 20:38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4</text:p>
          </table:table-cell>
          <table:table-cell office:value-type="string" table:style-name="ce1">
            <text:p/>
          </table:table-cell>
          <table:table-cell office:value-type="string" table:style-name="ce1">
            <text:p>Shooting foul by T. Hardaway (drawn by J. Brown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2024-06-17 20:38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5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1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024-06-17 20:38:2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0-106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J. Brown makes free throw 2 of 2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00S</text:p>
          </table:table-cell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024-06-17 20:38:33</text:p>
          </table:table-cell>
          <table:table-cell office:value-type="string" table:style-name="ce1">
            <text:p>K. Irving makes 3-pt jump shot from 26 ft</text:p>
          </table:table-cell>
          <table:table-cell office:value-type="string" table:style-name="ce1">
            <text:p>+3</text:p>
          </table:table-cell>
          <table:table-cell office:value-type="string" table:style-name="ce1">
            <text:p>83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13S</text:p>
          </table:table-cell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024-06-17 20:38:4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3-10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J. Holiday (lost ball; steal by L. Dončić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25S</text:p>
          </table:table-cell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024-06-17 20:38:50</text:p>
          </table:table-cell>
          <table:table-cell office:value-type="string" table:style-name="ce1">
            <text:p>P. Washington makes 2-pt layup from 2 ft (assist by L. Dončić)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30S</text:p>
          </table:table-cell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2024-06-17 20:38: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30S</text:p>
          </table:table-cell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2024-06-17 20:39:1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54S</text:p>
          </table:table-cell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024-06-17 20:39:15</text:p>
          </table:table-cell>
          <table:table-cell office:value-type="string" table:style-name="ce1">
            <text:p>Defensive rebound by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55S</text:p>
          </table:table-cell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Turnover by L. Dončić (out of bounds lost ball)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Boston full timeou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Instant Replay (Challenge: Ruling Stands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D. Exum enters the game for L. Dončić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J. Hardy enters the game for T. Hardaway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A. Lawson enters the game for K. Irving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D. Powell enters the game for M. Kleber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2024-06-17 20:39:23</text:p>
          </table:table-cell>
          <table:table-cell office:value-type="string" table:style-name="ce1">
            <text:p>O. Prosper enters the game for P. Washington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63S</text:p>
          </table:table-cell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024-06-17 20:39:3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J. Brown misses 2-pt layup from 4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75S</text:p>
          </table:table-cell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2024-06-17 20:39:3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D. White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76S</text:p>
          </table:table-cell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024-06-17 20:39:4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3-pt jump shot from 2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81S</text:p>
          </table:table-cell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2024-06-17 20:39:42</text:p>
          </table:table-cell>
          <table:table-cell office:value-type="string" table:style-name="ce1">
            <text:p>De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82S</text:p>
          </table:table-cell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>Shooting foul by A. Horford (drawn by J. Hardy)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>J. Hardy misses free throw 1 of 2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>Offensive rebound by Team</text:p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5-106</text:p>
          </table:table-cell>
          <table:table-cell office:value-type="string" table:style-name="ce1">
            <text:p/>
          </table:table-cell>
          <table:table-cell office:value-type="string" table:style-name="ce1">
            <text:p>L. Kornet enters the game for A. Horford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2024-06-17 20:39:58</text:p>
          </table:table-cell>
          <table:table-cell office:value-type="string" table:style-name="ce1">
            <text:p>J. Hardy makes free throw 2 of 2</text:p>
          </table:table-cell>
          <table:table-cell office:value-type="string" table:style-name="ce1">
            <text:p>+1</text:p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598S</text:p>
          </table:table-cell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2024-06-17 20:40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J. Tatum misses 3-pt jump shot from 26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22S</text:p>
          </table:table-cell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2024-06-17 20:40:25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Offensive rebound by L. Korne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25S</text:p>
          </table:table-cell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2024-06-17 20:40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Turnover by Team (shot clock)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9S</text:p>
          </table:table-cell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2024-06-17 20:40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enters the game for J. Brown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9S</text:p>
          </table:table-cell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2024-06-17 20:40:3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6-106</text:p>
          </table:table-cell>
          <table:table-cell office:value-type="string" table:style-name="ce1">
            <text:p/>
          </table:table-cell>
          <table:table-cell office:value-type="string" table:style-name="ce1">
            <text:p>P. Pritchard enters the game for J. Tatum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39S</text:p>
          </table:table-cell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2024-06-17 20:40:51</text:p>
          </table:table-cell>
          <table:table-cell office:value-type="string" table:style-name="ce1">
            <text:p>J. Hardy makes 2-pt jump shot from 18 ft</text:p>
          </table:table-cell>
          <table:table-cell office:value-type="string" table:style-name="ce1">
            <text:p>+2</text:p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51S</text:p>
          </table:table-cell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2024-06-17 20:41: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D. White misses 2-pt jump shot from 21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72S</text:p>
          </table:table-cell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2024-06-17 20:41:14</text:p>
          </table:table-cell>
          <table:table-cell office:value-type="string" table:style-name="ce1">
            <text:p>Defensive rebound by O. Prosper</text:p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74S</text:p>
          </table:table-cell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2024-06-17 20:41:22</text:p>
          </table:table-cell>
          <table:table-cell office:value-type="string" table:style-name="ce1">
            <text:p>Personal take foul by S. Hauser (drawn by O. Prosper)</text:p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2024-06-17 20:41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O. Brissett enters the game for J. Holiday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2024-06-17 20:41:2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S. Mykhailiuk enters the game for D. White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82S</text:p>
          </table:table-cell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2024-06-17 20:41:27</text:p>
          </table:table-cell>
          <table:table-cell office:value-type="string" table:style-name="ce1">
            <text:p>J. Hardy misses 2-pt dunk from 2 ft</text:p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87S</text:p>
          </table:table-cell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2024-06-17 20:41:2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Defensive rebound by S. Mykhailiuk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88S</text:p>
          </table:table-cell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2024-06-17 20:41:3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>S. Hauser misses 3-pt jump shot from 27 ft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698S</text:p>
          </table:table-cell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2024-06-17 20:41:39</text:p>
          </table:table-cell>
          <table:table-cell office:value-type="string" table:style-name="ce1">
            <text:p>Defensive rebound by D. Powell</text:p>
          </table:table-cell>
          <table:table-cell office:value-type="string" table:style-name="ce1">
            <text:p/>
          </table:table-cell>
          <table:table-cell office:value-type="string" table:style-name="ce1">
            <text:p>88-10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4</text:p>
          </table:table-cell>
          <table:table-cell office:value-type="string" table:style-name="ce1">
            <text:p>699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